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5484in"/>
    </style:style>
    <style:style style:name="co2" style:family="table-column">
      <style:table-column-properties fo:break-before="auto" style:column-width="0.6626in"/>
    </style:style>
    <style:style style:name="co3" style:family="table-column">
      <style:table-column-properties fo:break-before="auto" style:column-width="0.4346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7866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0.268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border-right="none" fo:border-top="0.0362in double #000000" style:border-line-width-top="0.0008in 0.0346in 0.0008in"/>
      <style:paragraph-properties fo:text-align="center" fo:margin-left="0in"/>
    </style:style>
    <style:style style:name="ce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362in double #000000" style:border-line-width-left="0.0008in 0.0346in 0.0008in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border-right="none" fo:border-top="0.0154in double #000000" style:border-line-width-top="0.0008in 0.0138in 0.0008in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6" style:family="table-cell" style:parent-style-name="Default">
      <style:table-cell-properties fo:border-bottom="none" style:text-align-source="fix" style:repeat-content="false" fo:border-left="0.0362in double #000000" style:border-line-width-left="0.0008in 0.0346in 0.0008in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362in double #000000" style:border-line-width-bottom="0.0008in 0.0346in 0.0008in" style:text-align-source="fix" style:repeat-content="false" fo:border-left="0.0362in double #000000" style:border-line-width-left="0.0008in 0.0346in 0.0008in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362in double #000000" style:border-line-width-top="0.0008in 0.0346in 0.0008in"/>
      <style:paragraph-properties fo:text-align="center" fo:margin-left="0in"/>
    </style:style>
    <style:style style:name="ce9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none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13" style:family="table-cell" style:parent-style-name="Default" style:data-style-name="N119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15" style:family="table-cell" style:parent-style-name="Default" style:data-style-name="N11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154in double #000000" style:border-line-width-top="0.0008in 0.0138in 0.0008in"/>
      <style:paragraph-properties fo:text-align="center" fo:margin-left="0in"/>
    </style:style>
    <style:style style:name="ce17" style:family="table-cell" style:parent-style-name="Default">
      <style:table-cell-properties fo:border-bottom="0.0362in double #000000" style:border-line-width-bottom="0.0008in 0.0346in 0.0008in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0.0362in double #000000" style:border-line-width-top="0.0008in 0.0346in 0.0008in"/>
      <style:paragraph-properties fo:text-align="center" fo:margin-left="0in"/>
    </style:style>
    <style:style style:name="ce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22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/>
      <style:paragraph-properties fo:text-align="center" fo:margin-left="0in"/>
    </style:style>
    <style:style style:name="ce27" style:family="table-cell" style:parent-style-name="Default">
      <style:table-cell-properties fo:border-bottom="0.0362in double #000000" style:border-line-width-bottom="0.0008in 0.0346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/>
      <style:paragraph-properties fo:text-align="center" fo:margin-left="0in"/>
    </style:style>
    <style:style style:name="ce28" style:family="table-cell" style:parent-style-name="Default" style:data-style-name="N7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70">
      <style:table-cell-properties fo:border-bottom="none" style:text-align-source="fix" style:repeat-content="false" fo:border-left="none" fo:border-right="0.0154in double #000000" style:border-line-width-right="0.0008in 0.0138in 0.0008in" fo:border-top="0.0362in double #000000" style:border-line-width-top="0.0008in 0.0346in 0.0008in"/>
      <style:paragraph-properties fo:text-align="center" fo:margin-left="0in"/>
    </style:style>
    <style:style style:name="ce30" style:family="table-cell" style:parent-style-name="Default" style:data-style-name="N70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31" style:family="table-cell" style:parent-style-name="Default" style:data-style-name="N70">
      <style:table-cell-properties fo:border-bottom="none" style:text-align-source="fix" style:repeat-content="false" fo:border-left="none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</style:style>
    <style:style style:name="ce32" style:family="table-cell" style:parent-style-name="Default" style:data-style-name="N71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33" style:family="table-cell" style:parent-style-name="Default" style:data-style-name="N71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34" style:family="table-cell" style:parent-style-name="Default" style:data-style-name="N70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35" style:family="table-cell" style:parent-style-name="Default" style:data-style-name="N70">
      <style:table-cell-properties fo:border-bottom="none" fo:background-color="#c0c0c0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36" style:family="table-cell" style:parent-style-name="Default" style:data-style-name="N70">
      <style:table-cell-properties fo:border-bottom="none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 fo:margin-left="0in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38" style:family="table-cell" style:parent-style-name="Default" style:data-style-name="N70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39" style:family="table-cell" style:parent-style-name="Default" style:data-style-name="N70">
      <style:table-cell-properties fo:border-bottom="0.0362in double #000000" style:border-line-width-bottom="0.0008in 0.0346in 0.0008in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0.0154in double #000000" style:border-line-width-left="0.0008in 0.0138in 0.0008in" fo:border-right="0.0154in double #000000" style:border-line-width-right="0.0008in 0.0138in 0.0008in" fo:border-top="0.0362in double #000000" style:border-line-width-top="0.0008in 0.0346in 0.0008in"/>
      <style:paragraph-properties fo:text-align="center" fo:margin-left="0in"/>
    </style:style>
    <style:style style:name="ce42" style:family="table-cell" style:parent-style-name="Default" style:data-style-name="N11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0.0154in double #000000" style:border-line-width-top="0.0008in 0.0138in 0.0008in"/>
      <style:paragraph-properties fo:text-align="center" fo:margin-left="0in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45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1">
      <style:table-cell-properties fo:border-bottom="0.0154in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48" style:family="table-cell" style:parent-style-name="Default" style:data-style-name="N11">
      <style:table-cell-properties fo:border-bottom="0.0362in double #000000" style:border-line-width-bottom="0.0008in 0.0346in 0.0008in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none" fo:border-top="0.0362in double #000000" style:border-line-width-top="0.0008in 0.0346in 0.0008in"/>
      <style:paragraph-properties fo:text-align="center" fo:margin-left="0in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0154in double #000000" style:border-line-width-right="0.0008in 0.0138in 0.0008in" fo:border-top="0.0362in double #000000" style:border-line-width-top="0.0008in 0.0346in 0.0008in"/>
      <style:paragraph-properties fo:text-align="center" fo:margin-left="0in"/>
    </style:style>
    <style:style style:name="ce51" style:family="table-cell" style:parent-style-name="Default" style:data-style-name="N11">
      <style:table-cell-properties fo:border-bottom="none" fo:background-color="#c0c0c0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53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0.0154in double #000000" style:border-line-width-right="0.0008in 0.0138in 0.0008in" fo:border-top="0.0362in double #000000" style:border-line-width-top="0.0008in 0.0346in 0.0008in"/>
      <style:paragraph-properties fo:text-align="center" fo:margin-left="0in"/>
    </style:style>
    <style:style style:name="ce54" style:family="table-cell" style:parent-style-name="Default">
      <style:table-cell-properties fo:border-bottom="0.0362in double #000000" style:border-line-width-bottom="0.0008in 0.0346in 0.0008in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154in double #000000" style:border-line-width-right="0.0008in 0.0138in 0.0008in" fo:border-top="0.0362in double #000000" style:border-line-width-top="0.0008in 0.0346in 0.0008in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style:use-window-font-color="true" fo:font-style="italic" fo:font-weight="bold"/>
    </style:style>
    <style:style style:name="ce58" style:family="table-cell" style:parent-style-name="Default">
      <style:table-cell-properties fo:border-bottom="none" fo:background-color="#c0c0c0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59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0362in double #000000" style:border-line-width-right="0.0008in 0.0346in 0.0008in" fo:border-top="0.0362in double #000000" style:border-line-width-top="0.0008in 0.0346in 0.0008in"/>
      <style:paragraph-properties fo:text-align="center" fo:margin-left="0in"/>
    </style:style>
    <style:style style:name="ce61" style:family="table-cell" style:parent-style-name="Default" style:data-style-name="N118">
      <style:table-cell-properties fo:border-bottom="none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 fo:margin-left="0in"/>
    </style:style>
    <style:style style:name="ce62" style:family="table-cell" style:parent-style-name="Default" style:data-style-name="N118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  <style:text-properties style:use-window-font-color="true" fo:font-style="italic" fo:font-weight="bold"/>
    </style:style>
    <style:style style:name="ce63" style:family="table-cell" style:parent-style-name="Default" style:data-style-name="N118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64" style:family="table-cell" style:parent-style-name="Default" style:data-style-name="N118">
      <style:table-cell-properties fo:border-bottom="none" fo:background-color="#c0c0c0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65" style:family="table-cell" style:parent-style-name="Default" style:data-style-name="N118">
      <style:table-cell-properties fo:background-color="#c0c0c0"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118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none"/>
      <style:paragraph-properties fo:text-align="center" fo:margin-left="0in"/>
    </style:style>
    <style:style style:name="ce67" style:family="table-cell" style:parent-style-name="Default" style:data-style-name="N118">
      <style:table-cell-properties fo:border-bottom="none" style:text-align-source="fix" style:repeat-content="false" fo:border-left="none" fo:border-right="none" fo:border-top="0.0154in double #000000" style:border-line-width-top="0.0008in 0.0138in 0.0008in"/>
      <style:paragraph-properties fo:text-align="center" fo:margin-left="0in"/>
    </style:style>
    <style:style style:name="ce68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fo:font-style="italic" fo:font-weight="bold"/>
    </style:style>
    <style:style style:name="ce69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18">
      <style:table-cell-properties fo:border-bottom="0.0154in double #000000" style:border-line-width-bottom="0.0008in 0.0138in 0.0008in" style:text-align-source="fix" style:repeat-content="false" fo:border-left="none" fo:border-right="none" fo:border-top="none"/>
      <style:paragraph-properties fo:text-align="center" fo:margin-left="0in"/>
    </style:style>
    <style:style style:name="ce71" style:family="table-cell" style:parent-style-name="Default" style:data-style-name="N11">
      <style:table-cell-properties fo:border-bottom="0.0154in double #000000" style:border-line-width-bottom="0.0008in 0.0138in 0.0008in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  <style:style style:name="ce72" style:family="table-cell" style:parent-style-name="Default" style:data-style-name="N118">
      <style:table-cell-properties fo:border-bottom="none" style:text-align-source="fix" style:repeat-content="false" fo:border-left="none" fo:border-right="0.0362in double #000000" style:border-line-width-right="0.0008in 0.0346in 0.0008in" fo:border-top="0.0154in double #000000" style:border-line-width-top="0.0008in 0.0138in 0.0008in"/>
      <style:paragraph-properties fo:text-align="center" fo:margin-left="0in"/>
    </style:style>
    <style:style style:name="ce73" style:family="table-cell" style:parent-style-name="Default" style:data-style-name="N118">
      <style:table-cell-properties fo:border-bottom="none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  <style:text-properties style:use-window-font-color="true" fo:font-style="italic" fo:font-weight="bold"/>
    </style:style>
    <style:style style:name="ce74" style:family="table-cell" style:parent-style-name="Default" style:data-style-name="N118">
      <style:table-cell-properties fo:border-bottom="none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  <style:style style:name="ce75" style:family="table-cell" style:parent-style-name="Default" style:data-style-name="N118">
      <style:table-cell-properties fo:border-bottom="none" fo:background-color="#c0c0c0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  <style:style style:name="ce76" style:family="table-cell" style:parent-style-name="Default" style:data-style-name="N118">
      <style:table-cell-properties fo:border-bottom="0.0154in double #000000" style:border-line-width-bottom="0.0008in 0.0138in 0.0008in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362in double #000000" style:border-line-width-right="0.0008in 0.0346in 0.0008in" fo:border-top="0.0154in double #000000" style:border-line-width-top="0.0008in 0.0138in 0.0008in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  <style:style style:name="ce79" style:family="table-cell" style:parent-style-name="Default">
      <style:table-cell-properties fo:border-bottom="0.0362in double #000000" style:border-line-width-bottom="0.0008in 0.0346in 0.0008in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8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239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8"/>
          <table:table-cell table:style-name="ce18"/>
          <table:table-cell table:style-name="ce29"/>
          <table:table-cell table:style-name="ce41" office:value-type="string" table:number-columns-spanned="4" table:number-rows-spanned="1">
            <text:p>Percentage Bidding</text:p>
          </table:table-cell>
          <table:covered-table-cell table:number-columns-repeated="2" table:style-name="ce49"/>
          <table:covered-table-cell table:style-name="ce50"/>
          <table:table-cell table:style-name="ce8"/>
          <table:table-cell table:style-name="ce53" office:value-type="string" table:number-columns-spanned="4" table:number-rows-spanned="1">
            <text:p>Number Of</text:p>
          </table:table-cell>
          <table:covered-table-cell table:number-columns-repeated="2" table:style-name="ce8"/>
          <table:covered-table-cell table:style-name="ce55"/>
          <table:table-cell table:style-name="ce60" office:value-type="string" table:number-columns-spanned="4" table:number-rows-spanned="1">
            <text:p>Expected Value of</text:p>
          </table:table-cell>
          <table:covered-table-cell table:number-columns-repeated="2" table:style-name="ce8"/>
          <table:covered-table-cell table:style-name="ce60"/>
          <table:table-cell table:number-columns-repeated="239"/>
        </table:table-row>
        <table:table-row table:style-name="ro1">
          <table:table-cell table:style-name="ce3" office:value-type="string">
            <text:p>Shape</text:p>
          </table:table-cell>
          <table:table-cell table:style-name="ce9" office:value-type="string">
            <text:p>Percent</text:p>
          </table:table-cell>
          <table:table-cell table:style-name="ce19" office:value-type="string">
            <text:p>SHDC</text:p>
          </table:table-cell>
          <table:table-cell table:style-name="ce30" office:value-type="string">
            <text:p>Occurs</text:p>
          </table:table-cell>
          <table:table-cell table:style-name="ce42" office:value-type="string">
            <text:p>Spade</text:p>
          </table:table-cell>
          <table:table-cell table:style-name="ce47" office:value-type="string">
            <text:p>Heart</text:p>
          </table:table-cell>
          <table:table-cell table:style-name="ce47" office:value-type="string">
            <text:p>Diamond</text:p>
          </table:table-cell>
          <table:table-cell table:style-name="ce15" office:value-type="string">
            <text:p>Club</text:p>
          </table:table-cell>
          <table:table-cell table:style-name="ce9" office:value-type="string">
            <text:p>Bid</text:p>
          </table:table-cell>
          <table:table-cell table:style-name="ce42" office:value-type="string">
            <text:p>Spade</text:p>
          </table:table-cell>
          <table:table-cell table:style-name="ce47" office:value-type="string">
            <text:p>Heart</text:p>
          </table:table-cell>
          <table:table-cell table:style-name="ce47" office:value-type="string">
            <text:p>Diamond</text:p>
          </table:table-cell>
          <table:table-cell table:style-name="ce15" office:value-type="string">
            <text:p>Club</text:p>
          </table:table-cell>
          <table:table-cell table:style-name="ce42" office:value-type="string">
            <text:p>Spade</text:p>
          </table:table-cell>
          <table:table-cell table:style-name="ce47" office:value-type="string">
            <text:p>Heart</text:p>
          </table:table-cell>
          <table:table-cell table:style-name="ce47" office:value-type="string">
            <text:p>Diamond</text:p>
          </table:table-cell>
          <table:table-cell table:style-name="ce71" office:value-type="string">
            <text:p>Club</text:p>
          </table:table-cell>
          <table:table-cell table:number-columns-repeated="239"/>
        </table:table-row>
        <table:table-row table:style-name="ro1">
          <table:table-cell table:style-name="ce4" office:value-type="float" office:value="4432">
            <text:p>4432</text:p>
          </table:table-cell>
          <table:table-cell table:style-name="ce10" office:value-type="percentage" office:value="0.216">
            <text:p>21.60%</text:p>
          </table:table-cell>
          <table:table-cell table:style-name="ce20"/>
          <table:table-cell table:style-name="ce31"/>
          <table:table-cell table:style-name="ce43" table:number-columns-repeated="3"/>
          <table:table-cell table:style-name="ce10"/>
          <table:table-cell table:style-name="ce16"/>
          <table:table-cell table:style-name="ce20"/>
          <table:table-cell table:style-name="ce16" table:number-columns-repeated="2"/>
          <table:table-cell table:style-name="ce56"/>
          <table:table-cell table:style-name="ce61"/>
          <table:table-cell table:style-name="ce67" table:number-columns-repeated="2"/>
          <table:table-cell table:style-name="ce72"/>
          <table:table-cell table:number-columns-repeated="239"/>
        </table:table-row>
        <table:table-row table:style-name="ro1">
          <table:table-cell table:style-name="ce5"/>
          <table:table-cell table:style-name="ce11"/>
          <table:table-cell table:style-name="ce21" office:value-type="float" office:value="4432">
            <text:p>4432</text:p>
          </table:table-cell>
          <table:table-cell table:style-name="ce32" office:value-type="float" office:value="0.0833333333333333">
            <text:p><text:s text:c="2"/>1/12</text:p>
          </table:table-cell>
          <table:table-cell table:style-name="ce44" table:number-columns-repeated="2"/>
          <table:table-cell table:style-name="ce44" table:formula="oooc:=[.B4]*[.D5]" office:value-type="percentage" office:value="0.018">
            <text:p>1.80%</text:p>
          </table:table-cell>
          <table:table-cell table:style-name="ce11"/>
          <table:table-cell table:style-name="ce52" office:value-type="string">
            <text:p>D</text:p>
          </table:table-cell>
          <table:table-cell table:style-name="ce21"/>
          <table:table-cell table:style-name="ce52"/>
          <table:table-cell table:style-name="ce52" office:value-type="float" office:value="3">
            <text:p>3</text:p>
          </table:table-cell>
          <table:table-cell table:style-name="ce57"/>
          <table:table-cell table:style-name="ce62"/>
          <table:table-cell table:style-name="ce68"/>
          <table:table-cell table:style-name="ce68" table:formula="oooc:=[.G5]*[.L5]" office:value-type="float" office:value="0.054">
            <text:p>.054</text:p>
          </table:table-cell>
          <table:table-cell table:style-name="ce73"/>
          <table:table-cell table:style-name="ce52"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4423">
            <text:p>4423</text:p>
          </table:table-cell>
          <table:table-cell table:style-name="ce33" office:value-type="float" office:value="0.0833333333333333">
            <text:p><text:s text:c="2"/>1/12</text:p>
          </table:table-cell>
          <table:table-cell table:number-columns-repeated="3"/>
          <table:table-cell table:style-name="ce12" table:formula="oooc:=[.B4]*[.D6]" office:value-type="percentage" office:value="0.018">
            <text:p>1.80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3">
            <text:p>3</text:p>
          </table:table-cell>
          <table:table-cell table:style-name="ce63"/>
          <table:table-cell table:style-name="ce69" table:number-columns-repeated="2"/>
          <table:table-cell table:style-name="ce74" table:formula="oooc:=[.H6]*[.M6]" office:value-type="float" office:value="0.054">
            <text:p>.05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4x4x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B4]*[.D7]" office:value-type="percentage" office:value="0.0360000000000001">
            <text:p>3.6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7]*[.L7]" office:value-type="float" office:value="0.144">
            <text:p>.144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4xx4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3"/>
          <table:table-cell table:style-name="ce12" table:formula="oooc:=[.B4]*[.D8]" office:value-type="percentage" office:value="0.0360000000000001">
            <text:p>3.60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4">
            <text:p>4</text:p>
          </table:table-cell>
          <table:table-cell table:style-name="ce63"/>
          <table:table-cell table:style-name="ce69" table:number-columns-repeated="2"/>
          <table:table-cell table:style-name="ce74" table:formula="oooc:=[.H8]*[.M8]" office:value-type="float" office:value="0.144">
            <text:p>.14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44x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B4]*[.D9]" office:value-type="percentage" office:value="0.0360000000000001">
            <text:p>3.6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9]*[.L9]" office:value-type="float" office:value="0.144">
            <text:p>.144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4x4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3"/>
          <table:table-cell table:style-name="ce12" table:formula="oooc:=[.B4]*[.D10]" office:value-type="percentage" office:value="0.0360000000000001">
            <text:p>3.60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4">
            <text:p>4</text:p>
          </table:table-cell>
          <table:table-cell table:style-name="ce63"/>
          <table:table-cell table:style-name="ce69" table:number-columns-repeated="2"/>
          <table:table-cell table:style-name="ce74" table:formula="oooc:=[.H10]*[.M10]" office:value-type="float" office:value="0.144">
            <text:p>.144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44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B4]*[.D11]" office:value-type="percentage" office:value="0.0360000000000001">
            <text:p>3.6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11]*[.L11]" office:value-type="float" office:value="0.144">
            <text:p>.144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 office:value-type="float" office:value="5332">
            <text:p>5332</text:p>
          </table:table-cell>
          <table:table-cell table:style-name="ce12" office:value-type="percentage" office:value="0.155">
            <text:p>15.50%</text:p>
          </table:table-cell>
          <table:table-cell table:style-name="ce23"/>
          <table:table-cell table:style-name="ce35"/>
          <table:table-cell table:style-name="ce45" table:number-columns-repeated="3"/>
          <table:table-cell table:style-name="ce51"/>
          <table:table-cell table:style-name="ce24"/>
          <table:table-cell table:style-name="ce23"/>
          <table:table-cell table:style-name="ce24" table:number-columns-repeated="2"/>
          <table:table-cell table:style-name="ce58"/>
          <table:table-cell table:style-name="ce64"/>
          <table:table-cell table:style-name="ce65" table:number-columns-repeated="2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x</text:p>
          </table:table-cell>
          <table:table-cell table:style-name="ce34" office:value-type="float" office:value="0.25">
            <text:p><text:s/>1/4</text:p>
          </table:table-cell>
          <table:table-cell table:formula="oooc:=[.B12]*[.D13]" office:value-type="percentage" office:value="0.03875">
            <text:p>3.88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13]*[.J13]" office:value-type="float" office:value="0.19375">
            <text:p>.194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12]*[.D14]" office:value-type="percentage" office:value="0.03875">
            <text:p>3.88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14]*[.K14]" office:value-type="float" office:value="0.19375">
            <text:p>.194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12]*[.D15]" office:value-type="percentage" office:value="0.03875">
            <text:p>3.88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15]*[.L15]" office:value-type="float" office:value="0.19375">
            <text:p>.194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5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12]*[.D16]" office:value-type="percentage" office:value="0.03875">
            <text:p>3.88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5">
            <text:p>5</text:p>
          </table:table-cell>
          <table:table-cell table:style-name="ce63"/>
          <table:table-cell table:style-name="ce69" table:number-columns-repeated="2"/>
          <table:table-cell table:style-name="ce74" table:formula="oooc:=[.H16]*[.M16]" office:value-type="float" office:value="0.19375">
            <text:p>.194</text:p>
          </table:table-cell>
          <table:table-cell table:number-columns-repeated="239"/>
        </table:table-row>
        <table:table-row table:style-name="ro1">
          <table:table-cell table:style-name="ce6" office:value-type="float" office:value="5431">
            <text:p>5431</text:p>
          </table:table-cell>
          <table:table-cell table:style-name="ce12" office:value-type="percentage" office:value="0.13">
            <text:p>13.00%</text:p>
          </table:table-cell>
          <table:table-cell table:style-name="ce23"/>
          <table:table-cell table:style-name="ce35"/>
          <table:table-cell table:style-name="ce45" table:number-columns-repeated="3"/>
          <table:table-cell table:style-name="ce51"/>
          <table:table-cell table:style-name="ce24"/>
          <table:table-cell table:style-name="ce23"/>
          <table:table-cell table:style-name="ce24" table:number-columns-repeated="2"/>
          <table:table-cell table:style-name="ce58"/>
          <table:table-cell table:style-name="ce64"/>
          <table:table-cell table:style-name="ce65" table:number-columns-repeated="2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x</text:p>
          </table:table-cell>
          <table:table-cell table:style-name="ce34" office:value-type="float" office:value="0.25">
            <text:p><text:s/>1/4</text:p>
          </table:table-cell>
          <table:table-cell table:formula="oooc:=[.B17]*[.D18]" office:value-type="percentage" office:value="0.0325">
            <text:p>3.25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18]*[.J18]" office:value-type="float" office:value="0.1625">
            <text:p>.163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17]*[.D19]" office:value-type="percentage" office:value="0.0325">
            <text:p>3.25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19]*[.K19]" office:value-type="float" office:value="0.1625">
            <text:p>.163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17]*[.D20]" office:value-type="percentage" office:value="0.0325">
            <text:p>3.2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20]*[.L20]" office:value-type="float" office:value="0.1625">
            <text:p>.16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5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17]*[.D21]" office:value-type="percentage" office:value="0.0325">
            <text:p>3.25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5">
            <text:p>5</text:p>
          </table:table-cell>
          <table:table-cell table:style-name="ce63"/>
          <table:table-cell table:style-name="ce69" table:number-columns-repeated="2"/>
          <table:table-cell table:style-name="ce74" table:formula="oooc:=[.H21]*[.M21]" office:value-type="float" office:value="0.1625">
            <text:p>.163</text:p>
          </table:table-cell>
          <table:table-cell table:number-columns-repeated="239"/>
        </table:table-row>
        <table:table-row table:style-name="ro1">
          <table:table-cell table:style-name="ce6" office:value-type="float" office:value="5422">
            <text:p>5422</text:p>
          </table:table-cell>
          <table:table-cell table:style-name="ce12" office:value-type="percentage" office:value="0.106">
            <text:p>10.6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x</text:p>
          </table:table-cell>
          <table:table-cell table:style-name="ce34" office:value-type="float" office:value="0.25">
            <text:p><text:s/>1/4</text:p>
          </table:table-cell>
          <table:table-cell table:formula="oooc:=[.B22]*[.D23]" office:value-type="percentage" office:value="0.0265">
            <text:p>2.65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23]*[.J23]" office:value-type="float" office:value="0.1325">
            <text:p>.133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22]*[.D24]" office:value-type="percentage" office:value="0.0265">
            <text:p>2.65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24]*[.K24]" office:value-type="float" office:value="0.1325">
            <text:p>.133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22]*[.D25]" office:value-type="percentage" office:value="0.0265">
            <text:p>2.6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25]*[.L25]" office:value-type="float" office:value="0.1325">
            <text:p>.13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5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22]*[.D26]" office:value-type="percentage" office:value="0.0265">
            <text:p>2.65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5">
            <text:p>5</text:p>
          </table:table-cell>
          <table:table-cell table:style-name="ce63"/>
          <table:table-cell table:style-name="ce69" table:number-columns-repeated="2"/>
          <table:table-cell table:style-name="ce74" table:formula="oooc:=[.H26]*[.M26]" office:value-type="float" office:value="0.1325">
            <text:p>.133</text:p>
          </table:table-cell>
          <table:table-cell table:number-columns-repeated="239"/>
        </table:table-row>
        <table:table-row table:style-name="ro1">
          <table:table-cell table:style-name="ce6" office:value-type="float" office:value="4333">
            <text:p>4333</text:p>
          </table:table-cell>
          <table:table-cell table:style-name="ce12" office:value-type="percentage" office:value="0.105">
            <text:p>10.5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4333">
            <text:p>4333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27]*[.D28]" office:value-type="percentage" office:value="0.02625">
            <text:p>2.6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3">
            <text:p>3</text:p>
          </table:table-cell>
          <table:table-cell table:style-name="ce63"/>
          <table:table-cell table:style-name="ce69" table:number-columns-repeated="2"/>
          <table:table-cell table:style-name="ce74" table:formula="oooc:=[.H28]*[.M28]" office:value-type="float" office:value="0.07875">
            <text:p>.079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3433">
            <text:p>3433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27]*[.D29]" office:value-type="percentage" office:value="0.02625">
            <text:p>2.63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3">
            <text:p>3</text:p>
          </table:table-cell>
          <table:table-cell table:style-name="ce63"/>
          <table:table-cell table:style-name="ce69" table:number-columns-repeated="2"/>
          <table:table-cell table:style-name="ce74" table:formula="oooc:=[.H29]*[.M29]" office:value-type="float" office:value="0.07875">
            <text:p>.079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3343">
            <text:p>3343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27]*[.D30]" office:value-type="percentage" office:value="0.02625">
            <text:p>2.6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 office:value-type="string">
            <text:p><text:s/></text:p>
          </table:table-cell>
          <table:table-cell table:style-name="ce63"/>
          <table:table-cell table:style-name="ce69"/>
          <table:table-cell table:style-name="ce69" table:formula="oooc:=[.G30]*[.L30]" office:value-type="float" office:value="0.105">
            <text:p>.105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3334">
            <text:p>3334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27]*[.D31]" office:value-type="percentage" office:value="0.02625">
            <text:p>2.63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4">
            <text:p>4</text:p>
          </table:table-cell>
          <table:table-cell table:style-name="ce63" table:formula="oooc:=[.E31]*[.J31]" office:value-type="float" office:value="0">
            <text:p>.</text:p>
          </table:table-cell>
          <table:table-cell table:style-name="ce69" table:formula="oooc:=[.F31]*[.K31]" office:value-type="float" office:value="0">
            <text:p>.</text:p>
          </table:table-cell>
          <table:table-cell table:style-name="ce69" table:formula="oooc:=[.G31]*[.L31]" office:value-type="float" office:value="0">
            <text:p>.</text:p>
          </table:table-cell>
          <table:table-cell table:style-name="ce74" table:formula="oooc:=[.H31]*[.M31]" office:value-type="float" office:value="0.105">
            <text:p>.105</text:p>
          </table:table-cell>
          <table:table-cell table:number-columns-repeated="239"/>
        </table:table-row>
        <table:table-row table:style-name="ro1">
          <table:table-cell table:style-name="ce6" office:value-type="float" office:value="6332">
            <text:p>6332</text:p>
          </table:table-cell>
          <table:table-cell table:style-name="ce12" office:value-type="percentage" office:value="0.056">
            <text:p>5.6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32]*[.D33]" office:value-type="percentage" office:value="0.014">
            <text:p>1.40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33]*[.J33]" office:value-type="float" office:value="0.084">
            <text:p>.084</text:p>
          </table:table-cell>
          <table:table-cell table:style-name="ce69" table:formula="oooc:=[.F33]*[.K33]" office:value-type="float" office:value="0">
            <text:p>.</text:p>
          </table:table-cell>
          <table:table-cell table:style-name="ce69" table:formula="oooc:=[.G33]*[.L33]" office:value-type="float" office:value="0">
            <text:p>.</text:p>
          </table:table-cell>
          <table:table-cell table:style-name="ce74" table:formula="oooc:=[.H33]*[.M33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32]*[.D34]" office:value-type="percentage" office:value="0.014">
            <text:p>1.40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 table:formula="oooc:=[.E34]*[.J34]" office:value-type="float" office:value="0">
            <text:p>.</text:p>
          </table:table-cell>
          <table:table-cell table:style-name="ce69" table:formula="oooc:=[.F34]*[.K34]" office:value-type="float" office:value="0.084">
            <text:p>.084</text:p>
          </table:table-cell>
          <table:table-cell table:style-name="ce69" table:formula="oooc:=[.G34]*[.L34]" office:value-type="float" office:value="0">
            <text:p>.</text:p>
          </table:table-cell>
          <table:table-cell table:style-name="ce74" table:formula="oooc:=[.H34]*[.M34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32]*[.D35]" office:value-type="percentage" office:value="0.014">
            <text:p>1.4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 table:formula="oooc:=[.E35]*[.J35]" office:value-type="float" office:value="0">
            <text:p>.</text:p>
          </table:table-cell>
          <table:table-cell table:style-name="ce69" table:formula="oooc:=[.F35]*[.K35]" office:value-type="float" office:value="0">
            <text:p>.</text:p>
          </table:table-cell>
          <table:table-cell table:style-name="ce69" table:formula="oooc:=[.G35]*[.L35]" office:value-type="float" office:value="0.084">
            <text:p>.084</text:p>
          </table:table-cell>
          <table:table-cell table:style-name="ce74" table:formula="oooc:=[.H35]*[.M35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32]*[.D36]" office:value-type="percentage" office:value="0.014">
            <text:p>1.40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 table:formula="oooc:=[.E36]*[.J36]" office:value-type="float" office:value="0">
            <text:p>.</text:p>
          </table:table-cell>
          <table:table-cell table:style-name="ce69" table:formula="oooc:=[.F36]*[.K36]" office:value-type="float" office:value="0">
            <text:p>.</text:p>
          </table:table-cell>
          <table:table-cell table:style-name="ce69" table:formula="oooc:=[.G36]*[.L36]" office:value-type="float" office:value="0">
            <text:p>.</text:p>
          </table:table-cell>
          <table:table-cell table:style-name="ce74" table:formula="oooc:=[.H36]*[.M36]" office:value-type="float" office:value="0.084">
            <text:p>.084</text:p>
          </table:table-cell>
          <table:table-cell table:number-columns-repeated="239"/>
        </table:table-row>
        <table:table-row table:style-name="ro1">
          <table:table-cell table:style-name="ce6" office:value-type="float" office:value="6421">
            <text:p>6421</text:p>
          </table:table-cell>
          <table:table-cell table:style-name="ce12" office:value-type="percentage" office:value="0.047">
            <text:p>4.7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37]*[.D38]" office:value-type="percentage" office:value="0.01175">
            <text:p>1.18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38]*[.J38]" office:value-type="float" office:value="0.0705">
            <text:p>.071</text:p>
          </table:table-cell>
          <table:table-cell table:style-name="ce69" table:formula="oooc:=[.F38]*[.K38]" office:value-type="float" office:value="0">
            <text:p>.</text:p>
          </table:table-cell>
          <table:table-cell table:style-name="ce69" table:formula="oooc:=[.G38]*[.L38]" office:value-type="float" office:value="0">
            <text:p>.</text:p>
          </table:table-cell>
          <table:table-cell table:style-name="ce74" table:formula="oooc:=[.H38]*[.M38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37]*[.D39]" office:value-type="percentage" office:value="0.01175">
            <text:p>1.18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 table:formula="oooc:=[.E39]*[.J39]" office:value-type="float" office:value="0">
            <text:p>.</text:p>
          </table:table-cell>
          <table:table-cell table:style-name="ce69" table:formula="oooc:=[.F39]*[.K39]" office:value-type="float" office:value="0.0705">
            <text:p>.071</text:p>
          </table:table-cell>
          <table:table-cell table:style-name="ce69" table:formula="oooc:=[.G39]*[.L39]" office:value-type="float" office:value="0">
            <text:p>.</text:p>
          </table:table-cell>
          <table:table-cell table:style-name="ce74" table:formula="oooc:=[.H39]*[.M39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37]*[.D40]" office:value-type="percentage" office:value="0.01175">
            <text:p>1.18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 table:formula="oooc:=[.E40]*[.J40]" office:value-type="float" office:value="0">
            <text:p>.</text:p>
          </table:table-cell>
          <table:table-cell table:style-name="ce69" table:formula="oooc:=[.F40]*[.K40]" office:value-type="float" office:value="0">
            <text:p>.</text:p>
          </table:table-cell>
          <table:table-cell table:style-name="ce69" table:formula="oooc:=[.G40]*[.L40]" office:value-type="float" office:value="0.0705">
            <text:p>.071</text:p>
          </table:table-cell>
          <table:table-cell table:style-name="ce74" table:formula="oooc:=[.H40]*[.M40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37]*[.D41]" office:value-type="percentage" office:value="0.01175">
            <text:p>1.18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 table:formula="oooc:=[.E41]*[.J41]" office:value-type="float" office:value="0">
            <text:p>.</text:p>
          </table:table-cell>
          <table:table-cell table:style-name="ce69" table:formula="oooc:=[.F41]*[.K41]" office:value-type="float" office:value="0">
            <text:p>.</text:p>
          </table:table-cell>
          <table:table-cell table:style-name="ce69" table:formula="oooc:=[.G41]*[.L41]" office:value-type="float" office:value="0">
            <text:p>.</text:p>
          </table:table-cell>
          <table:table-cell table:style-name="ce74" table:formula="oooc:=[.H41]*[.M41]" office:value-type="float" office:value="0.0705">
            <text:p>.071</text:p>
          </table:table-cell>
          <table:table-cell table:number-columns-repeated="239"/>
        </table:table-row>
        <table:table-row table:style-name="ro1">
          <table:table-cell table:style-name="ce6" office:value-type="float" office:value="6331">
            <text:p>6331</text:p>
          </table:table-cell>
          <table:table-cell table:style-name="ce12" office:value-type="percentage" office:value="0.035">
            <text:p>3.5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42]*[.D43]" office:value-type="percentage" office:value="0.00875">
            <text:p>0.88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43]*[.J43]" office:value-type="float" office:value="0.0525">
            <text:p>.053</text:p>
          </table:table-cell>
          <table:table-cell table:style-name="ce69" table:formula="oooc:=[.F43]*[.K43]" office:value-type="float" office:value="0">
            <text:p>.</text:p>
          </table:table-cell>
          <table:table-cell table:style-name="ce69" table:formula="oooc:=[.G43]*[.L43]" office:value-type="float" office:value="0">
            <text:p>.</text:p>
          </table:table-cell>
          <table:table-cell table:style-name="ce74" table:formula="oooc:=[.H43]*[.M43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B42]*[.D44]" office:value-type="percentage" office:value="0.00875">
            <text:p>0.88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 table:formula="oooc:=[.E44]*[.J44]" office:value-type="float" office:value="0">
            <text:p>.</text:p>
          </table:table-cell>
          <table:table-cell table:style-name="ce69" table:formula="oooc:=[.F44]*[.K44]" office:value-type="float" office:value="0.0525">
            <text:p>.053</text:p>
          </table:table-cell>
          <table:table-cell table:style-name="ce69" table:formula="oooc:=[.G44]*[.L44]" office:value-type="float" office:value="0">
            <text:p>.</text:p>
          </table:table-cell>
          <table:table-cell table:style-name="ce74" table:formula="oooc:=[.H44]*[.M44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42]*[.D45]" office:value-type="percentage" office:value="0.00875">
            <text:p>0.88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 table:formula="oooc:=[.E45]*[.J45]" office:value-type="float" office:value="0">
            <text:p>.</text:p>
          </table:table-cell>
          <table:table-cell table:style-name="ce69" table:formula="oooc:=[.F45]*[.K45]" office:value-type="float" office:value="0">
            <text:p>.</text:p>
          </table:table-cell>
          <table:table-cell table:style-name="ce69" table:formula="oooc:=[.G45]*[.L45]" office:value-type="float" office:value="0.0525">
            <text:p>.053</text:p>
          </table:table-cell>
          <table:table-cell table:style-name="ce74" table:formula="oooc:=[.H45]*[.M45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42]*[.D46]" office:value-type="percentage" office:value="0.00875">
            <text:p>0.88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 table:formula="oooc:=[.E46]*[.J46]" office:value-type="float" office:value="0">
            <text:p>.</text:p>
          </table:table-cell>
          <table:table-cell table:style-name="ce69" table:formula="oooc:=[.F46]*[.K46]" office:value-type="float" office:value="0">
            <text:p>.</text:p>
          </table:table-cell>
          <table:table-cell table:style-name="ce69" table:formula="oooc:=[.G46]*[.L46]" office:value-type="float" office:value="0">
            <text:p>.</text:p>
          </table:table-cell>
          <table:table-cell table:style-name="ce74" table:formula="oooc:=[.H46]*[.M46]" office:value-type="float" office:value="0.0525">
            <text:p>.053</text:p>
          </table:table-cell>
          <table:table-cell table:number-columns-repeated="239"/>
        </table:table-row>
        <table:table-row table:style-name="ro1">
          <table:table-cell table:style-name="ce6" office:value-type="float" office:value="5521">
            <text:p>5521</text:p>
          </table:table-cell>
          <table:table-cell table:style-name="ce12" office:value-type="percentage" office:value="0.032">
            <text:p>3.2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5xx</text:p>
          </table:table-cell>
          <table:table-cell table:style-name="ce34" office:value-type="float" office:value="0.166666666666667">
            <text:p><text:s/>1/6</text:p>
          </table:table-cell>
          <table:table-cell table:formula="oooc:=[.B47]*[.D48]" office:value-type="percentage" office:value="0.00533333333333333">
            <text:p>0.5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48]*[.J48]" office:value-type="float" office:value="0.0266666666666667">
            <text:p>.027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5x</text:p>
          </table:table-cell>
          <table:table-cell table:style-name="ce34" office:value-type="float" office:value="0.166666666666667">
            <text:p><text:s/>1/6</text:p>
          </table:table-cell>
          <table:table-cell table:formula="oooc:=[.E48]" office:value-type="percentage" office:value="0.00533333333333333">
            <text:p>0.5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49]*[.J49]" office:value-type="float" office:value="0.0266666666666667">
            <text:p>.027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5</text:p>
          </table:table-cell>
          <table:table-cell table:style-name="ce34" office:value-type="float" office:value="0.166666666666667">
            <text:p><text:s/>1/6</text:p>
          </table:table-cell>
          <table:table-cell table:formula="oooc:=[.E48]" office:value-type="percentage" office:value="0.00533333333333333">
            <text:p>0.5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50]*[.J50]" office:value-type="float" office:value="0.0266666666666667">
            <text:p>.027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5x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48]" office:value-type="percentage" office:value="0.00533333333333333">
            <text:p>0.5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51]*[.K51]" office:value-type="float" office:value="0.0266666666666667">
            <text:p>.027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x5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48]" office:value-type="percentage" office:value="0.00533333333333333">
            <text:p>0.5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52]*[.K52]" office:value-type="float" office:value="0.0266666666666667">
            <text:p>.027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5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E48]" office:value-type="percentage" office:value="0.00533333333333333">
            <text:p>0.5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53]*[.L53]" office:value-type="float" office:value="0.0266666666666667">
            <text:p>.027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 office:value-type="float" office:value="4441">
            <text:p>4441</text:p>
          </table:table-cell>
          <table:table-cell table:style-name="ce12" office:value-type="percentage" office:value="0.03">
            <text:p>3.0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4441">
            <text:p>4441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54]*[.D55]" office:value-type="percentage" office:value="0.0075">
            <text:p>0.7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55]*[.L55]" office:value-type="float" office:value="0.03">
            <text:p>.0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4414">
            <text:p>4414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B54]*[.D56]" office:value-type="percentage" office:value="0.0075">
            <text:p>0.75%</text:p>
          </table:table-cell>
          <table:table-cell office:value-type="string">
            <text:p>C</text:p>
          </table:table-cell>
          <table:table-cell table:style-name="ce22"/>
          <table:table-cell table:number-columns-repeated="2"/>
          <table:table-cell table:style-name="ce14" office:value-type="float" office:value="4">
            <text:p>4</text:p>
          </table:table-cell>
          <table:table-cell table:style-name="ce63"/>
          <table:table-cell table:style-name="ce69" table:number-columns-repeated="2"/>
          <table:table-cell table:style-name="ce74" table:formula="oooc:=[.H56]*[.M56]" office:value-type="float" office:value="0.03">
            <text:p>.03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4144">
            <text:p>4144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54]*[.D57]" office:value-type="percentage" office:value="0.0075">
            <text:p>0.7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57]*[.L57]" office:value-type="float" office:value="0.03">
            <text:p>.0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float" office:value="1444">
            <text:p>1444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B54]*[.D58]" office:value-type="percentage" office:value="0.0075">
            <text:p>0.7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4">
            <text:p>4</text:p>
          </table:table-cell>
          <table:table-cell table:style-name="ce14"/>
          <table:table-cell table:style-name="ce63"/>
          <table:table-cell table:style-name="ce69"/>
          <table:table-cell table:style-name="ce69" table:formula="oooc:=[.G58]*[.L58]" office:value-type="float" office:value="0.03">
            <text:p>.0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 office:value-type="float" office:value="7321">
            <text:p>7321</text:p>
          </table:table-cell>
          <table:table-cell table:style-name="ce12" office:value-type="percentage" office:value="0.019">
            <text:p>1.9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59]*[.D60]" office:value-type="percentage" office:value="0.00475">
            <text:p>0.48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60]*[.J60]" office:value-type="float" office:value="0.03325">
            <text:p>.033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60]" office:value-type="percentage" office:value="0.00475">
            <text:p>0.48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/>
          <table:table-cell table:style-name="ce69" table:formula="oooc:=[.F61]*[.K61]" office:value-type="float" office:value="0.03325">
            <text:p>.033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60]" office:value-type="percentage" office:value="0.00475">
            <text:p>0.48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/>
          <table:table-cell table:style-name="ce69"/>
          <table:table-cell table:style-name="ce69" table:formula="oooc:=[.G62]*[.L62]" office:value-type="float" office:value="0.03325">
            <text:p>.033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60]" office:value-type="percentage" office:value="0.00475">
            <text:p>0.48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/>
          <table:table-cell table:style-name="ce69" table:number-columns-repeated="2"/>
          <table:table-cell table:style-name="ce74" table:formula="oooc:=[.H63]*[.M63]" office:value-type="float" office:value="0.03325">
            <text:p>.033</text:p>
          </table:table-cell>
          <table:table-cell table:number-columns-repeated="239"/>
        </table:table-row>
        <table:table-row table:style-name="ro1">
          <table:table-cell table:style-name="ce6" office:value-type="float" office:value="6430">
            <text:p>6430</text:p>
          </table:table-cell>
          <table:table-cell table:style-name="ce12" office:value-type="percentage" office:value="0.013">
            <text:p>1.3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64]/4" office:value-type="percentage" office:value="0.00325">
            <text:p>0.3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65]*[.J65]" office:value-type="float" office:value="0.0195">
            <text:p>.02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65]" office:value-type="percentage" office:value="0.00325">
            <text:p>0.3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/>
          <table:table-cell table:style-name="ce69" table:formula="oooc:=[.F66]*[.K66]" office:value-type="float" office:value="0.0195">
            <text:p>.02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65]" office:value-type="percentage" office:value="0.00325">
            <text:p>0.3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/>
          <table:table-cell table:style-name="ce69"/>
          <table:table-cell table:style-name="ce69" table:formula="oooc:=[.G67]*[.L67]" office:value-type="float" office:value="0.0195">
            <text:p>.02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65]" office:value-type="percentage" office:value="0.00325">
            <text:p>0.3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/>
          <table:table-cell table:style-name="ce69" table:number-columns-repeated="2"/>
          <table:table-cell table:style-name="ce74" table:formula="oooc:=[.H68]*[.M68]" office:value-type="float" office:value="0.0195">
            <text:p>.02</text:p>
          </table:table-cell>
          <table:table-cell table:number-columns-repeated="239"/>
        </table:table-row>
        <table:table-row table:style-name="ro1">
          <table:table-cell table:style-name="ce6" office:value-type="float" office:value="5440">
            <text:p>5440</text:p>
          </table:table-cell>
          <table:table-cell table:style-name="ce12" office:value-type="percentage" office:value="0.012">
            <text:p>1.2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x</text:p>
          </table:table-cell>
          <table:table-cell table:style-name="ce34" office:value-type="float" office:value="0.25">
            <text:p><text:s/>1/4</text:p>
          </table:table-cell>
          <table:table-cell table:formula="oooc:=[.B69]/4" office:value-type="percentage" office:value="0.003">
            <text:p>0.30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70]*[.J70]" office:value-type="float" office:value="0.015">
            <text:p>.015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55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70]" office:value-type="percentage" office:value="0.003">
            <text:p>0.30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71]*[.K71]" office:value-type="float" office:value="0.015">
            <text:p>.015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70]" office:value-type="percentage" office:value="0.003">
            <text:p>0.3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72]*[.L72]" office:value-type="float" office:value="0.015">
            <text:p>.015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5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70]" office:value-type="percentage" office:value="0.003">
            <text:p>0.30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5">
            <text:p>5</text:p>
          </table:table-cell>
          <table:table-cell table:style-name="ce63"/>
          <table:table-cell table:style-name="ce69" table:number-columns-repeated="2"/>
          <table:table-cell table:style-name="ce74" table:formula="oooc:=[.H73]*[.M73]" office:value-type="float" office:value="0.015">
            <text:p>.015</text:p>
          </table:table-cell>
          <table:table-cell table:number-columns-repeated="239"/>
        </table:table-row>
        <table:table-row table:style-name="ro1">
          <table:table-cell table:style-name="ce6" office:value-type="float" office:value="5530">
            <text:p>5530</text:p>
          </table:table-cell>
          <table:table-cell table:style-name="ce12" office:value-type="percentage" office:value="0.009">
            <text:p>0.9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5xx</text:p>
          </table:table-cell>
          <table:table-cell table:style-name="ce34" office:value-type="float" office:value="0.166666666666667">
            <text:p><text:s/>1/6</text:p>
          </table:table-cell>
          <table:table-cell table:formula="oooc:=[.B74]/6" office:value-type="percentage" office:value="0.0015">
            <text:p>0.15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75]*[.J75]" office:value-type="float" office:value="0.0075">
            <text:p>.008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5x</text:p>
          </table:table-cell>
          <table:table-cell table:style-name="ce34" office:value-type="float" office:value="0.166666666666667">
            <text:p><text:s/>1/6</text:p>
          </table:table-cell>
          <table:table-cell table:formula="oooc:=[.E75]" office:value-type="percentage" office:value="0.0015">
            <text:p>0.15%</text:p>
          </table:table-cell>
          <table:table-cell office:value-type="string">
            <text:p><text:s/></text:p>
          </table:table-cell>
          <table:table-cell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76]*[.J76]" office:value-type="float" office:value="0.0075">
            <text:p>.008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5xx5</text:p>
          </table:table-cell>
          <table:table-cell table:style-name="ce34" office:value-type="float" office:value="0.166666666666667">
            <text:p><text:s/>1/6</text:p>
          </table:table-cell>
          <table:table-cell table:formula="oooc:=[.E75]" office:value-type="percentage" office:value="0.0015">
            <text:p>0.15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5">
            <text:p>5</text:p>
          </table:table-cell>
          <table:table-cell table:number-columns-repeated="2"/>
          <table:table-cell table:style-name="ce14"/>
          <table:table-cell table:style-name="ce63" table:formula="oooc:=[.E77]*[.J77]" office:value-type="float" office:value="0.0075">
            <text:p>.008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5x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75]" office:value-type="percentage" office:value="0.0015">
            <text:p>0.15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78]*[.K78]" office:value-type="float" office:value="0.0075">
            <text:p>.008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5x5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75]" office:value-type="percentage" office:value="0.0015">
            <text:p>0.15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5">
            <text:p>5</text:p>
          </table:table-cell>
          <table:table-cell/>
          <table:table-cell table:style-name="ce14"/>
          <table:table-cell table:style-name="ce63"/>
          <table:table-cell table:style-name="ce69" table:formula="oooc:=[.F79]*[.K79]" office:value-type="float" office:value="0.0075">
            <text:p>.008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55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E75]" office:value-type="percentage" office:value="0.0015">
            <text:p>0.1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5">
            <text:p>5</text:p>
          </table:table-cell>
          <table:table-cell table:style-name="ce14"/>
          <table:table-cell table:style-name="ce63"/>
          <table:table-cell table:style-name="ce69"/>
          <table:table-cell table:style-name="ce69" table:formula="oooc:=[.G80]*[.L80]" office:value-type="float" office:value="0.0075">
            <text:p>.008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 office:value-type="float" office:value="6511">
            <text:p>6511</text:p>
          </table:table-cell>
          <table:table-cell table:style-name="ce12" office:value-type="percentage" office:value="0.007">
            <text:p>0.7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81]/4" office:value-type="percentage" office:value="0.00175">
            <text:p>0.18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82]*[.J82]" office:value-type="float" office:value="0.0105">
            <text:p>.011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82]" office:value-type="percentage" office:value="0.00175">
            <text:p>0.18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/>
          <table:table-cell table:style-name="ce69" table:formula="oooc:=[.F83]*[.K83]" office:value-type="float" office:value="0.0105">
            <text:p>.011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82]" office:value-type="percentage" office:value="0.00175">
            <text:p>0.18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/>
          <table:table-cell table:style-name="ce69"/>
          <table:table-cell table:style-name="ce69" table:formula="oooc:=[.G84]*[.L84]" office:value-type="float" office:value="0.0105">
            <text:p>.011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82]" office:value-type="percentage" office:value="0.00175">
            <text:p>0.18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/>
          <table:table-cell table:style-name="ce69" table:number-columns-repeated="2"/>
          <table:table-cell table:style-name="ce74" table:formula="oooc:=[.H85]*[.M85]" office:value-type="float" office:value="0.0105">
            <text:p>.011</text:p>
          </table:table-cell>
          <table:table-cell table:number-columns-repeated="239"/>
        </table:table-row>
        <table:table-row table:style-name="ro1">
          <table:table-cell table:style-name="ce6" office:value-type="float" office:value="6520">
            <text:p>6520</text:p>
          </table:table-cell>
          <table:table-cell table:style-name="ce12" office:value-type="percentage" office:value="0.0065">
            <text:p>0.65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x</text:p>
          </table:table-cell>
          <table:table-cell table:style-name="ce34" office:value-type="float" office:value="0.25">
            <text:p><text:s/>1/4</text:p>
          </table:table-cell>
          <table:table-cell table:formula="oooc:=[.B86]/4" office:value-type="percentage" office:value="0.001625">
            <text:p>0.16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87]*[.J87]" office:value-type="float" office:value="0.00975">
            <text:p>.01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87]" office:value-type="percentage" office:value="0.001625">
            <text:p>0.16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/>
          <table:table-cell table:style-name="ce69" table:formula="oooc:=[.F88]*[.K88]" office:value-type="float" office:value="0.00975">
            <text:p>.01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87]" office:value-type="percentage" office:value="0.001625">
            <text:p>0.16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/>
          <table:table-cell table:style-name="ce69"/>
          <table:table-cell table:style-name="ce69" table:formula="oooc:=[.G89]*[.L89]" office:value-type="float" office:value="0.00975">
            <text:p>.01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6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87]" office:value-type="percentage" office:value="0.001625">
            <text:p>0.16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6">
            <text:p>6</text:p>
          </table:table-cell>
          <table:table-cell table:style-name="ce63"/>
          <table:table-cell table:style-name="ce69" table:number-columns-repeated="2"/>
          <table:table-cell table:style-name="ce74" table:formula="oooc:=[.H90]*[.M90]" office:value-type="float" office:value="0.00975">
            <text:p>.01</text:p>
          </table:table-cell>
          <table:table-cell table:number-columns-repeated="239"/>
        </table:table-row>
        <table:table-row table:style-name="ro1">
          <table:table-cell table:style-name="ce6" office:value-type="float" office:value="7222">
            <text:p>7222</text:p>
          </table:table-cell>
          <table:table-cell table:style-name="ce12" office:value-type="percentage" office:value="0.005">
            <text:p>0.5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91]/4" office:value-type="percentage" office:value="0.00125">
            <text:p>0.1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92]*[.J92]" office:value-type="float" office:value="0.00875">
            <text:p>.009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92]" office:value-type="percentage" office:value="0.00125">
            <text:p>0.1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/>
          <table:table-cell table:style-name="ce69" table:formula="oooc:=[.F93]*[.K93]" office:value-type="float" office:value="0.00875">
            <text:p>.009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92]" office:value-type="percentage" office:value="0.00125">
            <text:p>0.1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/>
          <table:table-cell table:style-name="ce69"/>
          <table:table-cell table:style-name="ce69" table:formula="oooc:=[.G94]*[.L94]" office:value-type="float" office:value="0.00875">
            <text:p>.009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92]" office:value-type="percentage" office:value="0.00125">
            <text:p>0.1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/>
          <table:table-cell table:style-name="ce69" table:number-columns-repeated="2"/>
          <table:table-cell table:style-name="ce74" table:formula="oooc:=[.H95]*[.M95]" office:value-type="float" office:value="0.00875">
            <text:p>.009</text:p>
          </table:table-cell>
          <table:table-cell table:number-columns-repeated="239"/>
        </table:table-row>
        <table:table-row table:style-name="ro1">
          <table:table-cell table:style-name="ce6" office:value-type="float" office:value="7411">
            <text:p>7411</text:p>
          </table:table-cell>
          <table:table-cell table:style-name="ce12" office:value-type="percentage" office:value="0.004">
            <text:p>0.4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96]/4" office:value-type="percentage" office:value="0.001">
            <text:p>0.10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97]*[.J97]" office:value-type="float" office:value="0.007">
            <text:p>.007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97]" office:value-type="percentage" office:value="0.001">
            <text:p>0.10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/>
          <table:table-cell table:style-name="ce69" table:formula="oooc:=[.F98]*[.K98]" office:value-type="float" office:value="0.007">
            <text:p>.007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97]" office:value-type="percentage" office:value="0.001">
            <text:p>0.10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/>
          <table:table-cell table:style-name="ce69"/>
          <table:table-cell table:style-name="ce69" table:formula="oooc:=[.G99]*[.L99]" office:value-type="float" office:value="0.007">
            <text:p>.007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97]" office:value-type="percentage" office:value="0.001">
            <text:p>0.10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/>
          <table:table-cell table:style-name="ce69" table:number-columns-repeated="2"/>
          <table:table-cell table:style-name="ce74" table:formula="oooc:=[.H100]*[.M100]" office:value-type="float" office:value="0.007">
            <text:p>.007</text:p>
          </table:table-cell>
          <table:table-cell table:number-columns-repeated="239"/>
        </table:table-row>
        <table:table-row table:style-name="ro1">
          <table:table-cell table:style-name="ce6" office:value-type="float" office:value="7420">
            <text:p>7420</text:p>
          </table:table-cell>
          <table:table-cell table:style-name="ce12" office:value-type="percentage" office:value="0.0035">
            <text:p>0.35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101]/4" office:value-type="percentage" office:value="0.000875">
            <text:p>0.09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102]*[.J102]" office:value-type="float" office:value="0.006125">
            <text:p>.006</text:p>
          </table:table-cell>
          <table:table-cell table:style-name="ce69" table:number-columns-repeated="2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02]" office:value-type="percentage" office:value="0.000875">
            <text:p>0.09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/>
          <table:table-cell table:style-name="ce69" table:formula="oooc:=[.F103]*[.K103]" office:value-type="float" office:value="0.006125">
            <text:p>.006</text:p>
          </table:table-cell>
          <table:table-cell table:style-name="ce69"/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02]" office:value-type="percentage" office:value="0.000875">
            <text:p>0.09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/>
          <table:table-cell table:style-name="ce69"/>
          <table:table-cell table:style-name="ce69" table:formula="oooc:=[.G104]*[.L104]" office:value-type="float" office:value="0.006125">
            <text:p>.006</text:p>
          </table:table-cell>
          <table:table-cell table:style-name="ce74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02]" office:value-type="percentage" office:value="0.000875">
            <text:p>0.09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/>
          <table:table-cell table:style-name="ce69" table:number-columns-repeated="2"/>
          <table:table-cell table:style-name="ce74" table:formula="oooc:=[.H105]*[.M105]" office:value-type="float" office:value="0.006125">
            <text:p>.006</text:p>
          </table:table-cell>
          <table:table-cell table:number-columns-repeated="239"/>
        </table:table-row>
        <table:table-row table:style-name="ro1">
          <table:table-cell table:style-name="ce6" office:value-type="float" office:value="7330">
            <text:p>7330</text:p>
          </table:table-cell>
          <table:table-cell table:style-name="ce12" office:value-type="percentage" office:value="0.0025">
            <text:p>0.25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106]/4" office:value-type="percentage" office:value="0.000625">
            <text:p>0.06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107]*[.J107]" office:value-type="float" office:value="0.004375">
            <text:p>.004</text:p>
          </table:table-cell>
          <table:table-cell table:style-name="ce69" table:formula="oooc:=[.F107]*[.K107]" office:value-type="float" office:value="0">
            <text:p>.</text:p>
          </table:table-cell>
          <table:table-cell table:style-name="ce69" table:formula="oooc:=[.G107]*[.L107]" office:value-type="float" office:value="0">
            <text:p>.</text:p>
          </table:table-cell>
          <table:table-cell table:style-name="ce74" table:formula="oooc:=[.H107]*[.M107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07]" office:value-type="percentage" office:value="0.000625">
            <text:p>0.06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 table:formula="oooc:=[.E108]*[.J108]" office:value-type="float" office:value="0">
            <text:p>.</text:p>
          </table:table-cell>
          <table:table-cell table:style-name="ce69" table:formula="oooc:=[.F108]*[.K108]" office:value-type="float" office:value="0.004375">
            <text:p>.004</text:p>
          </table:table-cell>
          <table:table-cell table:style-name="ce69" table:formula="oooc:=[.G108]*[.L108]" office:value-type="float" office:value="0">
            <text:p>.</text:p>
          </table:table-cell>
          <table:table-cell table:style-name="ce74" table:formula="oooc:=[.H108]*[.M108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07]" office:value-type="percentage" office:value="0.000625">
            <text:p>0.06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 table:formula="oooc:=[.E109]*[.J109]" office:value-type="float" office:value="0">
            <text:p>.</text:p>
          </table:table-cell>
          <table:table-cell table:style-name="ce69" table:formula="oooc:=[.F109]*[.K109]" office:value-type="float" office:value="0">
            <text:p>.</text:p>
          </table:table-cell>
          <table:table-cell table:style-name="ce69" table:formula="oooc:=[.G109]*[.L109]" office:value-type="float" office:value="0.004375">
            <text:p>.004</text:p>
          </table:table-cell>
          <table:table-cell table:style-name="ce74" table:formula="oooc:=[.H109]*[.M109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07]" office:value-type="percentage" office:value="0.000625">
            <text:p>0.06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 table:formula="oooc:=[.E110]*[.J110]" office:value-type="float" office:value="0">
            <text:p>.</text:p>
          </table:table-cell>
          <table:table-cell table:style-name="ce69" table:formula="oooc:=[.F110]*[.K110]" office:value-type="float" office:value="0">
            <text:p>.</text:p>
          </table:table-cell>
          <table:table-cell table:style-name="ce69" table:formula="oooc:=[.G110]*[.L110]" office:value-type="float" office:value="0">
            <text:p>.</text:p>
          </table:table-cell>
          <table:table-cell table:style-name="ce74" table:formula="oooc:=[.H110]*[.M110]" office:value-type="float" office:value="0.004375">
            <text:p>.004</text:p>
          </table:table-cell>
          <table:table-cell table:number-columns-repeated="239"/>
        </table:table-row>
        <table:table-row table:style-name="ro1">
          <table:table-cell table:style-name="ce6" office:value-type="float" office:value="8221">
            <text:p>8221</text:p>
          </table:table-cell>
          <table:table-cell table:style-name="ce12" office:value-type="percentage" office:value="0.002">
            <text:p>0.20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8xxx</text:p>
          </table:table-cell>
          <table:table-cell table:style-name="ce34" office:value-type="float" office:value="0.25">
            <text:p><text:s/>1/4</text:p>
          </table:table-cell>
          <table:table-cell table:formula="oooc:=[.B111]/4" office:value-type="percentage" office:value="0.0005">
            <text:p>0.05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8">
            <text:p>8</text:p>
          </table:table-cell>
          <table:table-cell table:number-columns-repeated="2"/>
          <table:table-cell table:style-name="ce14"/>
          <table:table-cell table:style-name="ce63" table:formula="oooc:=[.E112]*[.J112]" office:value-type="float" office:value="0.004">
            <text:p>.004</text:p>
          </table:table-cell>
          <table:table-cell table:style-name="ce69" table:formula="oooc:=[.F112]*[.K112]" office:value-type="float" office:value="0">
            <text:p>.</text:p>
          </table:table-cell>
          <table:table-cell table:style-name="ce69" table:formula="oooc:=[.G112]*[.L112]" office:value-type="float" office:value="0">
            <text:p>.</text:p>
          </table:table-cell>
          <table:table-cell table:style-name="ce74" table:formula="oooc:=[.H112]*[.M112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8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12]" office:value-type="percentage" office:value="0.0005">
            <text:p>0.05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8">
            <text:p>8</text:p>
          </table:table-cell>
          <table:table-cell/>
          <table:table-cell table:style-name="ce14"/>
          <table:table-cell table:style-name="ce63" table:formula="oooc:=[.E113]*[.J113]" office:value-type="float" office:value="0">
            <text:p>.</text:p>
          </table:table-cell>
          <table:table-cell table:style-name="ce69" table:formula="oooc:=[.F113]*[.K113]" office:value-type="float" office:value="0.004">
            <text:p>.004</text:p>
          </table:table-cell>
          <table:table-cell table:style-name="ce69" table:formula="oooc:=[.G113]*[.L113]" office:value-type="float" office:value="0">
            <text:p>.</text:p>
          </table:table-cell>
          <table:table-cell table:style-name="ce74" table:formula="oooc:=[.H113]*[.M113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8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12]" office:value-type="percentage" office:value="0.0005">
            <text:p>0.05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8">
            <text:p>8</text:p>
          </table:table-cell>
          <table:table-cell table:style-name="ce14"/>
          <table:table-cell table:style-name="ce63" table:formula="oooc:=[.E114]*[.J114]" office:value-type="float" office:value="0">
            <text:p>.</text:p>
          </table:table-cell>
          <table:table-cell table:style-name="ce69" table:formula="oooc:=[.F114]*[.K114]" office:value-type="float" office:value="0">
            <text:p>.</text:p>
          </table:table-cell>
          <table:table-cell table:style-name="ce69" table:formula="oooc:=[.G114]*[.L114]" office:value-type="float" office:value="0.004">
            <text:p>.004</text:p>
          </table:table-cell>
          <table:table-cell table:style-name="ce74" table:formula="oooc:=[.H114]*[.M114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8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12]" office:value-type="percentage" office:value="0.0005">
            <text:p>0.05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8">
            <text:p>8</text:p>
          </table:table-cell>
          <table:table-cell table:style-name="ce63" table:formula="oooc:=[.E115]*[.J115]" office:value-type="float" office:value="0">
            <text:p>.</text:p>
          </table:table-cell>
          <table:table-cell table:style-name="ce69" table:formula="oooc:=[.F115]*[.K115]" office:value-type="float" office:value="0">
            <text:p>.</text:p>
          </table:table-cell>
          <table:table-cell table:style-name="ce69" table:formula="oooc:=[.G115]*[.L115]" office:value-type="float" office:value="0">
            <text:p>.</text:p>
          </table:table-cell>
          <table:table-cell table:style-name="ce74" table:formula="oooc:=[.H115]*[.M115]" office:value-type="float" office:value="0.004">
            <text:p>.004</text:p>
          </table:table-cell>
          <table:table-cell table:number-columns-repeated="239"/>
        </table:table-row>
        <table:table-row table:style-name="ro1">
          <table:table-cell table:style-name="ce6" office:value-type="float" office:value="8311">
            <text:p>8311</text:p>
          </table:table-cell>
          <table:table-cell table:style-name="ce12" office:value-type="percentage" office:value="0.0012">
            <text:p>0.12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8xxx</text:p>
          </table:table-cell>
          <table:table-cell table:style-name="ce34" office:value-type="float" office:value="0.25">
            <text:p><text:s/>1/4</text:p>
          </table:table-cell>
          <table:table-cell table:formula="oooc:=[.B116]/4" office:value-type="percentage" office:value="0.0003">
            <text:p>0.0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8">
            <text:p>8</text:p>
          </table:table-cell>
          <table:table-cell table:number-columns-repeated="2"/>
          <table:table-cell table:style-name="ce14"/>
          <table:table-cell table:style-name="ce63" table:formula="oooc:=[.E117]*[.J117]" office:value-type="float" office:value="0.0024">
            <text:p>.002</text:p>
          </table:table-cell>
          <table:table-cell table:style-name="ce69" table:formula="oooc:=[.F117]*[.K117]" office:value-type="float" office:value="0">
            <text:p>.</text:p>
          </table:table-cell>
          <table:table-cell table:style-name="ce69" table:formula="oooc:=[.G117]*[.L117]" office:value-type="float" office:value="0">
            <text:p>.</text:p>
          </table:table-cell>
          <table:table-cell table:style-name="ce74" table:formula="oooc:=[.H117]*[.M117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8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17]" office:value-type="percentage" office:value="0.0003">
            <text:p>0.0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8">
            <text:p>8</text:p>
          </table:table-cell>
          <table:table-cell/>
          <table:table-cell table:style-name="ce14"/>
          <table:table-cell table:style-name="ce63" table:formula="oooc:=[.E118]*[.J118]" office:value-type="float" office:value="0">
            <text:p>.</text:p>
          </table:table-cell>
          <table:table-cell table:style-name="ce69" table:formula="oooc:=[.F118]*[.K118]" office:value-type="float" office:value="0.0024">
            <text:p>.002</text:p>
          </table:table-cell>
          <table:table-cell table:style-name="ce69" table:formula="oooc:=[.G118]*[.L118]" office:value-type="float" office:value="0">
            <text:p>.</text:p>
          </table:table-cell>
          <table:table-cell table:style-name="ce74" table:formula="oooc:=[.H118]*[.M118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8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17]" office:value-type="percentage" office:value="0.0003">
            <text:p>0.0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8">
            <text:p>8</text:p>
          </table:table-cell>
          <table:table-cell table:style-name="ce14"/>
          <table:table-cell table:style-name="ce63" table:formula="oooc:=[.E119]*[.J119]" office:value-type="float" office:value="0">
            <text:p>.</text:p>
          </table:table-cell>
          <table:table-cell table:style-name="ce69" table:formula="oooc:=[.F119]*[.K119]" office:value-type="float" office:value="0">
            <text:p>.</text:p>
          </table:table-cell>
          <table:table-cell table:style-name="ce69" table:formula="oooc:=[.G119]*[.L119]" office:value-type="float" office:value="0.0024">
            <text:p>.002</text:p>
          </table:table-cell>
          <table:table-cell table:style-name="ce74" table:formula="oooc:=[.H119]*[.M119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8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17]" office:value-type="percentage" office:value="0.0003">
            <text:p>0.0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8">
            <text:p>8</text:p>
          </table:table-cell>
          <table:table-cell table:style-name="ce63" table:formula="oooc:=[.E120]*[.J120]" office:value-type="float" office:value="0">
            <text:p>.</text:p>
          </table:table-cell>
          <table:table-cell table:style-name="ce69" table:formula="oooc:=[.F120]*[.K120]" office:value-type="float" office:value="0">
            <text:p>.</text:p>
          </table:table-cell>
          <table:table-cell table:style-name="ce69" table:formula="oooc:=[.G120]*[.L120]" office:value-type="float" office:value="0">
            <text:p>.</text:p>
          </table:table-cell>
          <table:table-cell table:style-name="ce74" table:formula="oooc:=[.H120]*[.M120]" office:value-type="float" office:value="0.0024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7510">
            <text:p>7510</text:p>
          </table:table-cell>
          <table:table-cell table:style-name="ce12" office:value-type="percentage" office:value="0.0011">
            <text:p>0.11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formula="oooc:=[.B121]/4" office:value-type="percentage" office:value="0.000275">
            <text:p>0.0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122]*[.J122]" office:value-type="float" office:value="0.001925">
            <text:p>.002</text:p>
          </table:table-cell>
          <table:table-cell table:style-name="ce69" table:formula="oooc:=[.F122]*[.K122]" office:value-type="float" office:value="0">
            <text:p>.</text:p>
          </table:table-cell>
          <table:table-cell table:style-name="ce69" table:formula="oooc:=[.G122]*[.L122]" office:value-type="float" office:value="0">
            <text:p>.</text:p>
          </table:table-cell>
          <table:table-cell table:style-name="ce74" table:formula="oooc:=[.H122]*[.M122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22]" office:value-type="percentage" office:value="0.000275">
            <text:p>0.0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 table:formula="oooc:=[.E123]*[.J123]" office:value-type="float" office:value="0">
            <text:p>.</text:p>
          </table:table-cell>
          <table:table-cell table:style-name="ce69" table:formula="oooc:=[.F123]*[.K123]" office:value-type="float" office:value="0.001925">
            <text:p>.002</text:p>
          </table:table-cell>
          <table:table-cell table:style-name="ce69" table:formula="oooc:=[.G123]*[.L123]" office:value-type="float" office:value="0">
            <text:p>.</text:p>
          </table:table-cell>
          <table:table-cell table:style-name="ce74" table:formula="oooc:=[.H123]*[.M123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22]" office:value-type="percentage" office:value="0.000275">
            <text:p>0.0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 table:formula="oooc:=[.E124]*[.J124]" office:value-type="float" office:value="0">
            <text:p>.</text:p>
          </table:table-cell>
          <table:table-cell table:style-name="ce69" table:formula="oooc:=[.F124]*[.K124]" office:value-type="float" office:value="0">
            <text:p>.</text:p>
          </table:table-cell>
          <table:table-cell table:style-name="ce69" table:formula="oooc:=[.G124]*[.L124]" office:value-type="float" office:value="0.001925">
            <text:p>.002</text:p>
          </table:table-cell>
          <table:table-cell table:style-name="ce74" table:formula="oooc:=[.H124]*[.M124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22]" office:value-type="percentage" office:value="0.000275">
            <text:p>0.0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 table:formula="oooc:=[.E125]*[.J125]" office:value-type="float" office:value="0">
            <text:p>.</text:p>
          </table:table-cell>
          <table:table-cell table:style-name="ce69" table:formula="oooc:=[.F125]*[.K125]" office:value-type="float" office:value="0">
            <text:p>.</text:p>
          </table:table-cell>
          <table:table-cell table:style-name="ce69" table:formula="oooc:=[.G125]*[.L125]" office:value-type="float" office:value="0">
            <text:p>.</text:p>
          </table:table-cell>
          <table:table-cell table:style-name="ce74" table:formula="oooc:=[.H125]*[.M125]" office:value-type="float" office:value="0.001925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8320">
            <text:p>8320</text:p>
          </table:table-cell>
          <table:table-cell table:style-name="ce12" office:value-type="percentage" office:value="0.0011">
            <text:p>0.11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8xxx</text:p>
          </table:table-cell>
          <table:table-cell table:style-name="ce34" office:value-type="float" office:value="0.25">
            <text:p><text:s/>1/4</text:p>
          </table:table-cell>
          <table:table-cell table:formula="oooc:=[.B126]/4" office:value-type="percentage" office:value="0.000275">
            <text:p>0.03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8">
            <text:p>8</text:p>
          </table:table-cell>
          <table:table-cell table:number-columns-repeated="2"/>
          <table:table-cell table:style-name="ce14"/>
          <table:table-cell table:style-name="ce63" table:formula="oooc:=[.E127]*[.J127]" office:value-type="float" office:value="0.0022">
            <text:p>.002</text:p>
          </table:table-cell>
          <table:table-cell table:style-name="ce69" table:formula="oooc:=[.F127]*[.K127]" office:value-type="float" office:value="0">
            <text:p>.</text:p>
          </table:table-cell>
          <table:table-cell table:style-name="ce69" table:formula="oooc:=[.G127]*[.L127]" office:value-type="float" office:value="0">
            <text:p>.</text:p>
          </table:table-cell>
          <table:table-cell table:style-name="ce74" table:formula="oooc:=[.H127]*[.M127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8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27]" office:value-type="percentage" office:value="0.000275">
            <text:p>0.03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8">
            <text:p>8</text:p>
          </table:table-cell>
          <table:table-cell/>
          <table:table-cell table:style-name="ce14"/>
          <table:table-cell table:style-name="ce63" table:formula="oooc:=[.E128]*[.J128]" office:value-type="float" office:value="0">
            <text:p>.</text:p>
          </table:table-cell>
          <table:table-cell table:style-name="ce69" table:formula="oooc:=[.F128]*[.K128]" office:value-type="float" office:value="0.0022">
            <text:p>.002</text:p>
          </table:table-cell>
          <table:table-cell table:style-name="ce69" table:formula="oooc:=[.G128]*[.L128]" office:value-type="float" office:value="0">
            <text:p>.</text:p>
          </table:table-cell>
          <table:table-cell table:style-name="ce74" table:formula="oooc:=[.H128]*[.M128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8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27]" office:value-type="percentage" office:value="0.000275">
            <text:p>0.03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8">
            <text:p>8</text:p>
          </table:table-cell>
          <table:table-cell table:style-name="ce14"/>
          <table:table-cell table:style-name="ce63" table:formula="oooc:=[.E129]*[.J129]" office:value-type="float" office:value="0">
            <text:p>.</text:p>
          </table:table-cell>
          <table:table-cell table:style-name="ce69" table:formula="oooc:=[.F129]*[.K129]" office:value-type="float" office:value="0">
            <text:p>.</text:p>
          </table:table-cell>
          <table:table-cell table:style-name="ce69" table:formula="oooc:=[.G129]*[.L129]" office:value-type="float" office:value="0.0022">
            <text:p>.002</text:p>
          </table:table-cell>
          <table:table-cell table:style-name="ce74" table:formula="oooc:=[.H129]*[.M129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8</text:p>
          </table:table-cell>
          <table:table-cell table:style-name="ce34" office:value-type="float" office:value="0.25">
            <text:p><text:s/>1/4</text:p>
          </table:table-cell>
          <table:table-cell table:number-columns-repeated="3"/>
          <table:table-cell table:style-name="ce12" table:formula="oooc:=[.E127]" office:value-type="percentage" office:value="0.000275">
            <text:p>0.03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8">
            <text:p>8</text:p>
          </table:table-cell>
          <table:table-cell table:style-name="ce63" table:formula="oooc:=[.E130]*[.J130]" office:value-type="float" office:value="0">
            <text:p>.</text:p>
          </table:table-cell>
          <table:table-cell table:style-name="ce69" table:formula="oooc:=[.F130]*[.K130]" office:value-type="float" office:value="0">
            <text:p>.</text:p>
          </table:table-cell>
          <table:table-cell table:style-name="ce69" table:formula="oooc:=[.G130]*[.L130]" office:value-type="float" office:value="0">
            <text:p>.</text:p>
          </table:table-cell>
          <table:table-cell table:style-name="ce74" table:formula="oooc:=[.H130]*[.M130]" office:value-type="float" office:value="0.0022">
            <text:p>.002</text:p>
          </table:table-cell>
          <table:table-cell table:number-columns-repeated="239"/>
        </table:table-row>
        <table:table-row table:style-name="ro1">
          <table:table-cell table:style-name="ce6" office:value-type="float" office:value="6610">
            <text:p>6610</text:p>
          </table:table-cell>
          <table:table-cell table:style-name="ce12" office:value-type="percentage" office:value="0.0007">
            <text:p>0.07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6xx</text:p>
          </table:table-cell>
          <table:table-cell table:style-name="ce34" office:value-type="float" office:value="0.166666666666667">
            <text:p><text:s/>1/6</text:p>
          </table:table-cell>
          <table:table-cell table:formula="oooc:=[.B131]/6" office:value-type="percentage" office:value="0.000116666666666667">
            <text:p>0.01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132]*[.J132]" office:value-type="float" office:value="0.0007">
            <text:p>.001</text:p>
          </table:table-cell>
          <table:table-cell table:style-name="ce69" table:formula="oooc:=[.F132]*[.K132]" office:value-type="float" office:value="0">
            <text:p>.</text:p>
          </table:table-cell>
          <table:table-cell table:style-name="ce69" table:formula="oooc:=[.G132]*[.L132]" office:value-type="float" office:value="0">
            <text:p>.</text:p>
          </table:table-cell>
          <table:table-cell table:style-name="ce74" table:formula="oooc:=[.H132]*[.M132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6x</text:p>
          </table:table-cell>
          <table:table-cell table:style-name="ce34" office:value-type="float" office:value="0.166666666666667">
            <text:p><text:s/>1/6</text:p>
          </table:table-cell>
          <table:table-cell table:formula="oooc:=[.E132]" office:value-type="percentage" office:value="0.000116666666666667">
            <text:p>0.01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133]*[.J133]" office:value-type="float" office:value="0.0007">
            <text:p>.001</text:p>
          </table:table-cell>
          <table:table-cell table:style-name="ce69" table:formula="oooc:=[.F133]*[.K133]" office:value-type="float" office:value="0">
            <text:p>.</text:p>
          </table:table-cell>
          <table:table-cell table:style-name="ce69" table:formula="oooc:=[.G133]*[.L133]" office:value-type="float" office:value="0">
            <text:p>.</text:p>
          </table:table-cell>
          <table:table-cell table:style-name="ce74" table:formula="oooc:=[.H133]*[.M133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6xx6</text:p>
          </table:table-cell>
          <table:table-cell table:style-name="ce34" office:value-type="float" office:value="0.166666666666667">
            <text:p><text:s/>1/6</text:p>
          </table:table-cell>
          <table:table-cell table:formula="oooc:=[.E132]" office:value-type="percentage" office:value="0.000116666666666667">
            <text:p>0.01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14"/>
          <table:table-cell table:style-name="ce63" table:formula="oooc:=[.E134]*[.J134]" office:value-type="float" office:value="0.0007">
            <text:p>.001</text:p>
          </table:table-cell>
          <table:table-cell table:style-name="ce69" table:formula="oooc:=[.F134]*[.K134]" office:value-type="float" office:value="0">
            <text:p>.</text:p>
          </table:table-cell>
          <table:table-cell table:style-name="ce69" table:formula="oooc:=[.G134]*[.L134]" office:value-type="float" office:value="0">
            <text:p>.</text:p>
          </table:table-cell>
          <table:table-cell table:style-name="ce74" table:formula="oooc:=[.H134]*[.M134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6x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132]" office:value-type="percentage" office:value="0.000116666666666667">
            <text:p>0.01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 table:formula="oooc:=[.E135]*[.J135]" office:value-type="float" office:value="0">
            <text:p>.</text:p>
          </table:table-cell>
          <table:table-cell table:style-name="ce69" table:formula="oooc:=[.F135]*[.K135]" office:value-type="float" office:value="0.0007">
            <text:p>.001</text:p>
          </table:table-cell>
          <table:table-cell table:style-name="ce69" table:formula="oooc:=[.G135]*[.L135]" office:value-type="float" office:value="0">
            <text:p>.</text:p>
          </table:table-cell>
          <table:table-cell table:style-name="ce74" table:formula="oooc:=[.H135]*[.M135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6x6</text:p>
          </table:table-cell>
          <table:table-cell table:style-name="ce34" office:value-type="float" office:value="0.166666666666667">
            <text:p><text:s/>1/6</text:p>
          </table:table-cell>
          <table:table-cell/>
          <table:table-cell table:formula="oooc:=[.E132]" office:value-type="percentage" office:value="0.000116666666666667">
            <text:p>0.01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6">
            <text:p>6</text:p>
          </table:table-cell>
          <table:table-cell/>
          <table:table-cell table:style-name="ce14"/>
          <table:table-cell table:style-name="ce63" table:formula="oooc:=[.E136]*[.J136]" office:value-type="float" office:value="0">
            <text:p>.</text:p>
          </table:table-cell>
          <table:table-cell table:style-name="ce69" table:formula="oooc:=[.F136]*[.K136]" office:value-type="float" office:value="0.0007">
            <text:p>.001</text:p>
          </table:table-cell>
          <table:table-cell table:style-name="ce69" table:formula="oooc:=[.G136]*[.L136]" office:value-type="float" office:value="0">
            <text:p>.</text:p>
          </table:table-cell>
          <table:table-cell table:style-name="ce74" table:formula="oooc:=[.H136]*[.M136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66</text:p>
          </table:table-cell>
          <table:table-cell table:style-name="ce34" office:value-type="float" office:value="0.166666666666667">
            <text:p><text:s/>1/6</text:p>
          </table:table-cell>
          <table:table-cell table:number-columns-repeated="2"/>
          <table:table-cell table:formula="oooc:=[.E132]" office:value-type="percentage" office:value="0.000116666666666667">
            <text:p>0.01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6">
            <text:p>6</text:p>
          </table:table-cell>
          <table:table-cell table:style-name="ce14"/>
          <table:table-cell table:style-name="ce63" table:formula="oooc:=[.E137]*[.J137]" office:value-type="float" office:value="0">
            <text:p>.</text:p>
          </table:table-cell>
          <table:table-cell table:style-name="ce69" table:formula="oooc:=[.F137]*[.K137]" office:value-type="float" office:value="0">
            <text:p>.</text:p>
          </table:table-cell>
          <table:table-cell table:style-name="ce69" table:formula="oooc:=[.G137]*[.L137]" office:value-type="float" office:value="0.0007">
            <text:p>.001</text:p>
          </table:table-cell>
          <table:table-cell table:style-name="ce74" table:formula="oooc:=[.H137]*[.M137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 office:value-type="float" office:value="7600">
            <text:p>7600</text:p>
          </table:table-cell>
          <table:table-cell table:style-name="ce13" office:value-type="percentage" office:value="0.00006">
            <text:p>0.006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7xxx</text:p>
          </table:table-cell>
          <table:table-cell table:style-name="ce34" office:value-type="float" office:value="0.25">
            <text:p><text:s/>1/4</text:p>
          </table:table-cell>
          <table:table-cell table:style-name="ce46" table:formula="oooc:=[.B138]/4" office:value-type="percentage" office:value="0.000015">
            <text:p>0.002%</text:p>
          </table:table-cell>
          <table:table-cell table:number-columns-repeated="2" table:style-name="ce46"/>
          <table:table-cell table:style-name="ce13"/>
          <table:table-cell office:value-type="string">
            <text:p>S</text:p>
          </table:table-cell>
          <table:table-cell table:style-name="ce22" office:value-type="float" office:value="7">
            <text:p>7</text:p>
          </table:table-cell>
          <table:table-cell table:number-columns-repeated="2"/>
          <table:table-cell table:style-name="ce14"/>
          <table:table-cell table:style-name="ce63" table:formula="oooc:=[.E139]*[.J139]" office:value-type="float" office:value="0.000105">
            <text:p>.</text:p>
          </table:table-cell>
          <table:table-cell table:style-name="ce69" table:formula="oooc:=[.F139]*[.K139]" office:value-type="float" office:value="0">
            <text:p>.</text:p>
          </table:table-cell>
          <table:table-cell table:style-name="ce69" table:formula="oooc:=[.G139]*[.L139]" office:value-type="float" office:value="0">
            <text:p>.</text:p>
          </table:table-cell>
          <table:table-cell table:style-name="ce74" table:formula="oooc:=[.H139]*[.M139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7xx</text:p>
          </table:table-cell>
          <table:table-cell table:style-name="ce34" office:value-type="float" office:value="0.25">
            <text:p><text:s/>1/4</text:p>
          </table:table-cell>
          <table:table-cell table:style-name="ce46"/>
          <table:table-cell table:style-name="ce46" table:formula="oooc:=[.E139]" office:value-type="percentage" office:value="0.000015">
            <text:p>0.002%</text:p>
          </table:table-cell>
          <table:table-cell table:style-name="ce46"/>
          <table:table-cell table:style-name="ce13"/>
          <table:table-cell office:value-type="string">
            <text:p>H</text:p>
          </table:table-cell>
          <table:table-cell table:style-name="ce22"/>
          <table:table-cell office:value-type="float" office:value="7">
            <text:p>7</text:p>
          </table:table-cell>
          <table:table-cell/>
          <table:table-cell table:style-name="ce14"/>
          <table:table-cell table:style-name="ce63" table:formula="oooc:=[.E140]*[.J140]" office:value-type="float" office:value="0">
            <text:p>.</text:p>
          </table:table-cell>
          <table:table-cell table:style-name="ce69" table:formula="oooc:=[.F140]*[.K140]" office:value-type="float" office:value="0.000105">
            <text:p>.</text:p>
          </table:table-cell>
          <table:table-cell table:style-name="ce69" table:formula="oooc:=[.G140]*[.L140]" office:value-type="float" office:value="0">
            <text:p>.</text:p>
          </table:table-cell>
          <table:table-cell table:style-name="ce74" table:formula="oooc:=[.H140]*[.M140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7x</text:p>
          </table:table-cell>
          <table:table-cell table:style-name="ce34" office:value-type="float" office:value="0.25">
            <text:p><text:s/>1/4</text:p>
          </table:table-cell>
          <table:table-cell table:number-columns-repeated="2" table:style-name="ce46"/>
          <table:table-cell table:style-name="ce46" table:formula="oooc:=[.E139]" office:value-type="percentage" office:value="0.000015">
            <text:p>0.002%</text:p>
          </table:table-cell>
          <table:table-cell table:style-name="ce13"/>
          <table:table-cell office:value-type="string">
            <text:p>D</text:p>
          </table:table-cell>
          <table:table-cell table:style-name="ce22"/>
          <table:table-cell/>
          <table:table-cell office:value-type="float" office:value="7">
            <text:p>7</text:p>
          </table:table-cell>
          <table:table-cell table:style-name="ce14"/>
          <table:table-cell table:style-name="ce63" table:formula="oooc:=[.E141]*[.J141]" office:value-type="float" office:value="0">
            <text:p>.</text:p>
          </table:table-cell>
          <table:table-cell table:style-name="ce69" table:formula="oooc:=[.F141]*[.K141]" office:value-type="float" office:value="0">
            <text:p>.</text:p>
          </table:table-cell>
          <table:table-cell table:style-name="ce69" table:formula="oooc:=[.G141]*[.L141]" office:value-type="float" office:value="0.000105">
            <text:p>.</text:p>
          </table:table-cell>
          <table:table-cell table:style-name="ce74" table:formula="oooc:=[.H141]*[.M141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x7</text:p>
          </table:table-cell>
          <table:table-cell table:style-name="ce34" office:value-type="float" office:value="0.25">
            <text:p><text:s/>1/4</text:p>
          </table:table-cell>
          <table:table-cell table:number-columns-repeated="3" table:style-name="ce46"/>
          <table:table-cell table:style-name="ce13" table:formula="oooc:=[.E139]" office:value-type="percentage" office:value="0.000015">
            <text:p>0.002%</text:p>
          </table:table-cell>
          <table:table-cell office:value-type="string">
            <text:p>C</text:p>
          </table:table-cell>
          <table:table-cell table:style-name="ce22"/>
          <table:table-cell/>
          <table:table-cell office:value-type="string">
            <text:p><text:s/></text:p>
          </table:table-cell>
          <table:table-cell table:style-name="ce14" office:value-type="float" office:value="7">
            <text:p>7</text:p>
          </table:table-cell>
          <table:table-cell table:style-name="ce63" table:formula="oooc:=[.E142]*[.J142]" office:value-type="float" office:value="0">
            <text:p>.</text:p>
          </table:table-cell>
          <table:table-cell table:style-name="ce69" table:formula="oooc:=[.F142]*[.K142]" office:value-type="float" office:value="0">
            <text:p>.</text:p>
          </table:table-cell>
          <table:table-cell table:style-name="ce69" table:formula="oooc:=[.G142]*[.L142]" office:value-type="float" office:value="0">
            <text:p>.</text:p>
          </table:table-cell>
          <table:table-cell table:style-name="ce74" table:formula="oooc:=[.H142]*[.M142]" office:value-type="float" office:value="0.000105">
            <text:p>.</text:p>
          </table:table-cell>
          <table:table-cell table:number-columns-repeated="239"/>
        </table:table-row>
        <table:table-row table:style-name="ro1">
          <table:table-cell table:style-name="ce6" office:value-type="string">
            <text:p>Subtotal</text:p>
          </table:table-cell>
          <table:table-cell table:style-name="ce14" table:formula="oooc:=SUM([.B4:.B137])" office:value-type="percentage" office:value="0.9996">
            <text:p>99.96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 office:value-type="string">
            <text:p>Other</text:p>
          </table:table-cell>
          <table:table-cell table:style-name="ce14" table:formula="oooc:=+1-[.B143]" office:value-type="percentage" office:value="0.000399999999999956">
            <text:p>0.04%</text:p>
          </table:table-cell>
          <table:table-cell table:style-name="ce24" table:number-columns-repeated="11"/>
          <table:table-cell table:style-name="ce65" table:number-columns-repeated="3"/>
          <table:table-cell table:style-name="ce75"/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8xxx</text:p>
          </table:table-cell>
          <table:table-cell table:style-name="ce34" office:value-type="float" office:value="0.25">
            <text:p><text:s/>1/4</text:p>
          </table:table-cell>
          <table:table-cell table:formula="oooc:=[.B144]/4" office:value-type="percentage" office:value="0.000099999999999989">
            <text:p>0.01%</text:p>
          </table:table-cell>
          <table:table-cell table:number-columns-repeated="2"/>
          <table:table-cell table:style-name="ce12"/>
          <table:table-cell office:value-type="string">
            <text:p>S</text:p>
          </table:table-cell>
          <table:table-cell table:style-name="ce22" office:value-type="float" office:value="8">
            <text:p>8</text:p>
          </table:table-cell>
          <table:table-cell table:number-columns-repeated="2"/>
          <table:table-cell table:style-name="ce14"/>
          <table:table-cell table:style-name="ce63" table:formula="oooc:=[.E145]*[.J145]" office:value-type="float" office:value="0.000799999999999912">
            <text:p>.001</text:p>
          </table:table-cell>
          <table:table-cell table:style-name="ce69" table:formula="oooc:=[.F145]*[.K145]" office:value-type="float" office:value="0">
            <text:p>.</text:p>
          </table:table-cell>
          <table:table-cell table:style-name="ce69" table:formula="oooc:=[.G145]*[.L145]" office:value-type="float" office:value="0">
            <text:p>.</text:p>
          </table:table-cell>
          <table:table-cell table:style-name="ce74" table:formula="oooc:=[.H145]*[.M145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8xx</text:p>
          </table:table-cell>
          <table:table-cell table:style-name="ce34" office:value-type="float" office:value="0.25">
            <text:p><text:s/>1/4</text:p>
          </table:table-cell>
          <table:table-cell/>
          <table:table-cell table:formula="oooc:=[.E145]" office:value-type="percentage" office:value="0.000099999999999989">
            <text:p>0.01%</text:p>
          </table:table-cell>
          <table:table-cell/>
          <table:table-cell table:style-name="ce12"/>
          <table:table-cell office:value-type="string">
            <text:p>H</text:p>
          </table:table-cell>
          <table:table-cell table:style-name="ce22"/>
          <table:table-cell office:value-type="float" office:value="8">
            <text:p>8</text:p>
          </table:table-cell>
          <table:table-cell/>
          <table:table-cell table:style-name="ce14"/>
          <table:table-cell table:style-name="ce63" table:formula="oooc:=[.E146]*[.J146]" office:value-type="float" office:value="0">
            <text:p>.</text:p>
          </table:table-cell>
          <table:table-cell table:style-name="ce69" table:formula="oooc:=[.F146]*[.K146]" office:value-type="float" office:value="0.000799999999999912">
            <text:p>.001</text:p>
          </table:table-cell>
          <table:table-cell table:style-name="ce69" table:formula="oooc:=[.G146]*[.L146]" office:value-type="float" office:value="0">
            <text:p>.</text:p>
          </table:table-cell>
          <table:table-cell table:style-name="ce74" table:formula="oooc:=[.H146]*[.M146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6"/>
          <table:table-cell table:style-name="ce12"/>
          <table:table-cell table:style-name="ce22" office:value-type="string">
            <text:p>xx8x</text:p>
          </table:table-cell>
          <table:table-cell table:style-name="ce34" office:value-type="float" office:value="0.25">
            <text:p><text:s/>1/4</text:p>
          </table:table-cell>
          <table:table-cell table:number-columns-repeated="2"/>
          <table:table-cell table:formula="oooc:=[.E145]" office:value-type="percentage" office:value="0.000099999999999989">
            <text:p>0.01%</text:p>
          </table:table-cell>
          <table:table-cell table:style-name="ce12"/>
          <table:table-cell office:value-type="string">
            <text:p>D</text:p>
          </table:table-cell>
          <table:table-cell table:style-name="ce22"/>
          <table:table-cell/>
          <table:table-cell office:value-type="float" office:value="8">
            <text:p>8</text:p>
          </table:table-cell>
          <table:table-cell table:style-name="ce14"/>
          <table:table-cell table:style-name="ce63" table:formula="oooc:=[.E147]*[.J147]" office:value-type="float" office:value="0">
            <text:p>.</text:p>
          </table:table-cell>
          <table:table-cell table:style-name="ce69" table:formula="oooc:=[.F147]*[.K147]" office:value-type="float" office:value="0">
            <text:p>.</text:p>
          </table:table-cell>
          <table:table-cell table:style-name="ce69" table:formula="oooc:=[.G147]*[.L147]" office:value-type="float" office:value="0.000799999999999912">
            <text:p>.001</text:p>
          </table:table-cell>
          <table:table-cell table:style-name="ce74" table:formula="oooc:=[.H147]*[.M147]" office:value-type="float" office:value="0">
            <text:p>.</text:p>
          </table:table-cell>
          <table:table-cell table:number-columns-repeated="239"/>
        </table:table-row>
        <table:table-row table:style-name="ro1">
          <table:table-cell table:style-name="ce3"/>
          <table:table-cell table:style-name="ce15"/>
          <table:table-cell table:style-name="ce19" office:value-type="string">
            <text:p>xxx8</text:p>
          </table:table-cell>
          <table:table-cell table:style-name="ce30" office:value-type="float" office:value="0.25">
            <text:p><text:s/>1/4</text:p>
          </table:table-cell>
          <table:table-cell table:number-columns-repeated="3" table:style-name="ce47"/>
          <table:table-cell table:style-name="ce15" table:formula="oooc:=[.E145]" office:value-type="percentage" office:value="0.000099999999999989">
            <text:p>0.01%</text:p>
          </table:table-cell>
          <table:table-cell table:style-name="ce9" office:value-type="string">
            <text:p>C</text:p>
          </table:table-cell>
          <table:table-cell table:style-name="ce19"/>
          <table:table-cell table:style-name="ce9"/>
          <table:table-cell table:style-name="ce9" office:value-type="string">
            <text:p><text:s/></text:p>
          </table:table-cell>
          <table:table-cell table:style-name="ce59" office:value-type="float" office:value="8">
            <text:p>8</text:p>
          </table:table-cell>
          <table:table-cell table:style-name="ce66" table:formula="oooc:=[.E148]*[.J148]" office:value-type="float" office:value="0">
            <text:p>.</text:p>
          </table:table-cell>
          <table:table-cell table:style-name="ce70" table:formula="oooc:=[.F148]*[.K148]" office:value-type="float" office:value="0">
            <text:p>.</text:p>
          </table:table-cell>
          <table:table-cell table:style-name="ce70" table:formula="oooc:=[.G148]*[.L148]" office:value-type="float" office:value="0">
            <text:p>.</text:p>
          </table:table-cell>
          <table:table-cell table:style-name="ce76" table:formula="oooc:=[.H148]*[.M148]" office:value-type="float" office:value="0.000799999999999912">
            <text:p>.001</text:p>
          </table:table-cell>
          <table:table-cell table:number-columns-repeated="239"/>
        </table:table-row>
        <table:table-row table:style-name="ro1">
          <table:table-cell table:style-name="ce4"/>
          <table:table-cell table:style-name="ce16"/>
          <table:table-cell table:style-name="ce25"/>
          <table:table-cell table:style-name="ce36"/>
          <table:table-cell table:style-name="ce43" office:value-type="string" table:number-columns-spanned="4" table:number-rows-spanned="1">
            <text:p>Percentage Bidding</text:p>
          </table:table-cell>
          <table:covered-table-cell table:number-columns-repeated="3" table:style-name="ce16"/>
          <table:table-cell table:style-name="ce16"/>
          <table:table-cell table:style-name="ce20"/>
          <table:table-cell table:style-name="ce16" table:number-columns-repeated="6"/>
          <table:table-cell table:style-name="ce77"/>
          <table:table-cell table:number-columns-repeated="239"/>
        </table:table-row>
        <table:table-row table:style-name="ro1">
          <table:table-cell table:style-name="ce6" office:value-type="string">
            <text:p>TOTAL</text:p>
          </table:table-cell>
          <table:table-cell table:formula="oooc:=SUM([.B143:.B144])" office:value-type="percentage" office:value="1">
            <text:p>100.00%</text:p>
          </table:table-cell>
          <table:table-cell table:style-name="ce26"/>
          <table:table-cell table:style-name="ce22" office:value-type="string">
            <text:p>Total</text:p>
          </table:table-cell>
          <table:table-cell table:style-name="ce1" office:value-type="string">
            <text:p>Spade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Diamond</text:p>
          </table:table-cell>
          <table:table-cell table:style-name="ce1" office:value-type="string">
            <text:p>Club</text:p>
          </table:table-cell>
          <table:table-cell/>
          <table:table-cell table:style-name="ce22"/>
          <table:table-cell table:number-columns-repeated="3"/>
          <table:table-cell office:value-type="string">
            <text:p>Spade</text:p>
          </table:table-cell>
          <table:table-cell office:value-type="string">
            <text:p>Heart</text:p>
          </table:table-cell>
          <table:table-cell office:value-type="string">
            <text:p>Diamond</text:p>
          </table:table-cell>
          <table:table-cell table:style-name="ce78" office:value-type="string">
            <text:p>Club</text:p>
          </table:table-cell>
          <table:table-cell table:number-columns-repeated="239"/>
        </table:table-row>
        <table:table-row table:style-name="ro1">
          <table:table-cell table:style-name="ce6"/>
          <table:table-cell/>
          <table:table-cell table:style-name="ce26"/>
          <table:table-cell table:style-name="ce37" table:formula="oooc:=SUM([.E151:.H151])" office:value-type="percentage" office:value="1.00006">
            <text:p>100.01%</text:p>
          </table:table-cell>
          <table:table-cell table:formula="oooc:=SUM([.E1:.E149])" office:value-type="percentage" office:value="0.17269">
            <text:p>17.27%</text:p>
          </table:table-cell>
          <table:table-cell table:formula="oooc:=SUM([.F1:.F149])" office:value-type="percentage" office:value="0.16574">
            <text:p>16.57%</text:p>
          </table:table-cell>
          <table:table-cell table:formula="oooc:=SUM([.G1:.G149])" office:value-type="percentage" office:value="0.33354">
            <text:p>33.35%</text:p>
          </table:table-cell>
          <table:table-cell table:formula="oooc:=SUM([.H1:.H149])" office:value-type="percentage" office:value="0.32809">
            <text:p>32.81%</text:p>
          </table:table-cell>
          <table:table-cell/>
          <table:table-cell table:style-name="ce37" office:value-type="string" table:number-columns-spanned="3" table:number-rows-spanned="1">
            <text:p>Expected Value Totals</text:p>
          </table:table-cell>
          <table:covered-table-cell table:number-columns-repeated="2" table:style-name="ce40"/>
          <table:table-cell table:style-name="ce40"/>
          <table:table-cell table:formula="oooc:=SUM([.N1:.N149])" office:value-type="float" office:value="0.92603">
            <text:p>0.93</text:p>
          </table:table-cell>
          <table:table-cell table:formula="oooc:=SUM([.O1:.O149])" office:value-type="float" office:value="0.891163333333333">
            <text:p>0.89</text:p>
          </table:table-cell>
          <table:table-cell table:formula="oooc:=SUM([.P1:.P149])" office:value-type="float" office:value="1.53729666666667">
            <text:p>1.54</text:p>
          </table:table-cell>
          <table:table-cell table:style-name="ce78" table:formula="oooc:=SUM([.Q1:.Q149])" office:value-type="float" office:value="1.45593">
            <text:p>1.46</text:p>
          </table:table-cell>
          <table:table-cell table:number-columns-repeated="239"/>
        </table:table-row>
        <table:table-row table:style-name="ro1">
          <table:table-cell table:style-name="ce6"/>
          <table:table-cell/>
          <table:table-cell table:style-name="ce26"/>
          <table:table-cell table:style-name="ce38"/>
          <table:table-cell table:style-name="ce1"/>
          <table:table-cell/>
          <table:table-cell office:value-type="string">
            <text:p><text:s/></text:p>
          </table:table-cell>
          <table:table-cell table:number-columns-repeated="2"/>
          <table:table-cell table:style-name="ce22" office:value-type="string" table:number-columns-spanned="3" table:number-rows-spanned="1">
            <text:p>Percentage Opened</text:p>
          </table:table-cell>
          <table:covered-table-cell table:number-columns-repeated="2"/>
          <table:table-cell/>
          <table:table-cell table:formula="oooc:=[.E151]" office:value-type="percentage" office:value="0.17269">
            <text:p>17.27%</text:p>
          </table:table-cell>
          <table:table-cell table:formula="oooc:=[.F151]" office:value-type="percentage" office:value="0.16574">
            <text:p>16.57%</text:p>
          </table:table-cell>
          <table:table-cell table:formula="oooc:=[.G151]" office:value-type="percentage" office:value="0.33354">
            <text:p>33.35%</text:p>
          </table:table-cell>
          <table:table-cell table:style-name="ce78" table:formula="oooc:=[.H151]" office:value-type="percentage" office:value="0.32809">
            <text:p>32.81%</text:p>
          </table:table-cell>
          <table:table-cell table:number-columns-repeated="239"/>
        </table:table-row>
        <table:table-row table:style-name="ro1">
          <table:table-cell table:style-name="ce6"/>
          <table:table-cell/>
          <table:table-cell table:style-name="ce26"/>
          <table:table-cell table:style-name="ce38" office:value-type="string" table:number-columns-spanned="3" table:number-rows-spanned="1">
            <text:p>Three Card Suit</text:p>
          </table:table-cell>
          <table:covered-table-cell table:number-columns-repeated="2"/>
          <table:table-cell table:formula="oooc:=[.G5]" office:value-type="percentage" office:value="0.018">
            <text:p>1.80%</text:p>
          </table:table-cell>
          <table:table-cell table:formula="oooc:=SUM([.H29])" office:value-type="percentage" office:value="0.02625">
            <text:p>2.63%</text:p>
          </table:table-cell>
          <table:table-cell/>
          <table:table-cell table:style-name="ce22" office:value-type="string" table:number-columns-spanned="3" table:number-rows-spanned="1">
            <text:p>Expected Number in Suit</text:p>
          </table:table-cell>
          <table:covered-table-cell table:number-columns-repeated="2"/>
          <table:table-cell/>
          <table:table-cell table:formula="oooc:=[.N151]/[.E151]" office:value-type="float" office:value="5.36238346169437">
            <text:p>5.36</text:p>
          </table:table-cell>
          <table:table-cell table:formula="oooc:=[.O151]/[.F151]" office:value-type="float" office:value="5.37687542737621">
            <text:p>5.38</text:p>
          </table:table-cell>
          <table:table-cell table:formula="oooc:=[.P151]/[.G151]" office:value-type="float" office:value="4.60903239991205">
            <text:p>4.61</text:p>
          </table:table-cell>
          <table:table-cell table:style-name="ce78" table:formula="oooc:=[.Q151]/[.H151]" office:value-type="float" office:value="4.43759334328995">
            <text:p>4.44</text:p>
          </table:table-cell>
          <table:table-cell table:number-columns-repeated="239"/>
        </table:table-row>
        <table:table-row table:style-name="ro1">
          <table:table-cell table:style-name="ce7"/>
          <table:table-cell table:style-name="ce17"/>
          <table:table-cell table:style-name="ce27"/>
          <table:table-cell table:style-name="ce39" office:value-type="string" table:number-columns-spanned="3" table:number-rows-spanned="1">
            <text:p>Conditional Probability</text:p>
          </table:table-cell>
          <table:covered-table-cell table:number-columns-repeated="2" table:style-name="ce48"/>
          <table:table-cell table:style-name="ce48" table:formula="oooc:=[.G153]/[.G151]" office:value-type="percentage" office:value="0.0539665407447382">
            <text:p>5.40%</text:p>
          </table:table-cell>
          <table:table-cell table:style-name="ce48" table:formula="oooc:=[.H153]/[.H151]" office:value-type="percentage" office:value="0.0800085342436526">
            <text:p>8.00%</text:p>
          </table:table-cell>
          <table:table-cell table:style-name="ce17"/>
          <table:table-cell table:style-name="ce54"/>
          <table:table-cell table:style-name="ce17" table:number-columns-repeated="6"/>
          <table:table-cell table:style-name="ce79"/>
          <table:table-cell table:number-columns-repeated="239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3" number:min-integer-digits="0" number:decimal-replacement="" number:grouping="true"/>
    </number:number-style>
    <number:number-style style:name="N118">
      <number:number number:decimal-places="3" number:min-integer-digits="0" number:decimal-replacement=""/>
    </number:number-style>
    <number:percentage-style style:name="N119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1">08/01/2009</text:date>, <text:time>22:2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9-08-01T15:05:40</meta:creation-date>
    <dc:date>2009-08-01T22:23:38</dc:date>
    <meta:editing-cycles>9</meta:editing-cycles>
    <meta:editing-duration>PT5H15M6S</meta:editing-duration>
    <meta:user-defined meta:name="Info 1"/>
    <meta:user-defined meta:name="Info 2"/>
    <meta:user-defined meta:name="Info 3"/>
    <meta:user-defined meta:name="Info 4"/>
    <meta:document-statistic meta:table-count="3" meta:cell-count="1254"/>
  </office:meta>
</office:document-meta>
</file>